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90.51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47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4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TL_20_RowProperty">
      <style:table-cell-properties style:text-align-source="fix" style:repeat-content="false" fo:wrap-option="no-wrap" fo:border="0.06pt solid #000000" style:direction="ltr" style:rotation-angle="0" style:shrink-to-fit="false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TL_20_RowHeader">
      <style:table-cell-properties fo:border-bottom="none" style:text-align-source="fix" style:repeat-content="false" fo:wrap-option="no-wrap" fo:border-left="0.06pt solid #000000" style:direction="ltr" fo:border-right="none" style:rotation-angle="0" style:shrink-to-fit="false" fo:border-top="0.06pt solid #000000" loext:vertical-justify="auto"/>
      <style:paragraph-properties fo:text-align="start" css3t:text-justify="auto" fo:margin-left="0pt" style:writing-mode="page"/>
    </style:style>
    <style:style style:name="ce4" style:family="table-cell" style:parent-style-name="TL_20_RowHeader">
      <style:table-cell-properties fo:border-bottom="none" style:text-align-source="fix" style:repeat-content="false" fo:wrap-option="no-wrap" fo:border-left="0.06pt solid #000000" style:direction="ltr" fo:border-right="none" style:rotation-angle="0" style:shrink-to-fit="false" fo:border-top="none" loext:vertical-justify="auto"/>
      <style:paragraph-properties fo:text-align="start" css3t:text-justify="auto" fo:margin-left="0pt" style:writing-mode="page"/>
    </style:style>
    <style:style style:name="ce5" style:family="table-cell" style:parent-style-name="TL_20_RowHeader">
      <style:table-cell-properties fo:border-bottom="0.06pt solid #000000" style:text-align-source="fix" style:repeat-content="false" fo:wrap-option="no-wrap" fo:border-left="0.06pt solid #000000" style:direction="ltr" fo:border-right="none" style:rotation-angle="0" style:shrink-to-fit="false" fo:border-top="none" loext:vertical-justify="auto"/>
      <style:paragraph-properties fo:text-align="start" css3t:text-justify="auto" fo:margin-left="0pt" style:writing-mode="page"/>
    </style:style>
    <style:style style:name="ce6" style:family="table-cell" style:parent-style-name="TL_20_ColHeader">
      <style:table-cell-properties style:text-align-source="fix" style:repeat-content="false" fo:wrap-option="no-wrap" fo:border="0.06pt solid #000000" style:direction="ltr" style:rotation-angle="0" style:shrink-to-fit="false" loext:vertical-justify="auto"/>
      <style:paragraph-properties fo:text-align="start" css3t:text-justify="auto" fo:margin-left="0pt" style:writing-mode="page"/>
    </style:style>
    <style:style style:name="ce7" style:family="table-cell" style:parent-style-name="TL_20_RowHeader">
      <style:table-cell-properties fo:border-bottom="none" style:text-align-source="fix" style:repeat-content="false" fo:wrap-option="no-wrap" fo:border-left="none" style:direction="ltr" fo:border-right="0.06pt solid #000000" style:rotation-angle="0" style:shrink-to-fit="false" fo:border-top="0.06pt solid #000000" loext:vertical-justify="auto"/>
      <style:paragraph-properties fo:text-align="start" css3t:text-justify="auto" fo:margin-left="0pt" style:writing-mode="page"/>
    </style:style>
    <style:style style:name="ce8" style:family="table-cell" style:parent-style-name="TL_20_RowHeader">
      <style:table-cell-properties fo:border-bottom="none" style:text-align-source="fix" style:repeat-content="false" fo:wrap-option="no-wrap" fo:border-left="none" style:direction="ltr" fo:border-right="0.06pt solid #000000" style:rotation-angle="0" style:shrink-to-fit="false" fo:border-top="none" loext:vertical-justify="auto"/>
      <style:paragraph-properties fo:text-align="start" css3t:text-justify="auto" fo:margin-left="0pt" style:writing-mode="page"/>
    </style:style>
    <style:style style:name="ce9" style:family="table-cell" style:parent-style-name="TL_20_RowHeader">
      <style:table-cell-properties fo:border-bottom="0.06pt solid #000000" style:text-align-source="fix" style:repeat-content="false" fo:wrap-option="no-wrap" fo:border-left="none" style:direction="ltr" fo:border-right="0.06pt solid #000000" style:rotation-angle="0" style:shrink-to-fit="false" fo:border-top="none" loext:vertical-justify="auto"/>
      <style:paragraph-properties fo:text-align="start" css3t:text-justify="auto" fo:margin-left="0pt" style:writing-mode="page"/>
    </style:style>
    <style:style style:name="ce10" style:family="table-cell" style:parent-style-name="TL_20_Data">
      <style:table-cell-properties fo:border-bottom="none" style:text-align-source="fix" style:repeat-content="false" fo:wrap-option="no-wrap" fo:border-left="0.06pt solid #000000" style:direction="ltr" fo:border-right="0.06pt solid #000000" style:rotation-angle="0" style:shrink-to-fit="false" fo:border-top="0.06pt solid #000000" loext:vertical-justify="auto"/>
      <style:paragraph-properties fo:text-align="start" css3t:text-justify="auto" fo:margin-left="0pt" style:writing-mode="page"/>
    </style:style>
    <style:style style:name="ce11" style:family="table-cell" style:parent-style-name="TL_20_Data">
      <style:table-cell-properties fo:border-bottom="none" style:text-align-source="fix" style:repeat-content="false" fo:wrap-option="no-wrap" fo:border-left="0.06pt solid #000000" style:direction="ltr" fo:border-right="0.06pt solid #000000" style:rotation-angle="0" style:shrink-to-fit="false" fo:border-top="none" loext:vertical-justify="auto"/>
      <style:paragraph-properties fo:text-align="start" css3t:text-justify="auto" fo:margin-left="0pt" style:writing-mode="page"/>
    </style:style>
    <style:style style:name="ce12" style:family="table-cell" style:parent-style-name="TL_20_Data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shrink-to-fit="false" fo:border-top="none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60_VT_CB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Gemeente</text:p>
          </table:table-cell>
          <table:table-cell table:style-name="ce6" office:value-type="string" calcext:value-type="string">
            <text:p>Geslacht</text:p>
          </table:table-cell>
          <table:table-cell table:style-name="ce6" office:value-type="string" calcext:value-type="string">
            <text:p>PopulatieCBS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Aa en Hunze</text:p>
          </table:table-cell>
          <table:table-cell table:style-name="ce7" office:value-type="string" calcext:value-type="string">
            <text:p>Mannen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4" office:value-type="string" calcext:value-type="string">
            <text:p>Aagteker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82" calcext:value-type="float">
            <text:p>3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burg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Aalsm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692" calcext:value-type="float">
            <text:p>76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l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756" calcext:value-type="float">
            <text:p>77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 Aa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78" calcext:value-type="float">
            <text:p>26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den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73" calcext:value-type="float">
            <text:p>19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le-Rixt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52" calcext:value-type="float">
            <text:p>17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beke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20" calcext:value-type="float">
            <text:p>5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benbro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97" calcext:value-type="float">
            <text:p>3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cou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65" calcext:value-type="float">
            <text:p>24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htkarspe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794" calcext:value-type="float">
            <text:p>97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dor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40" calcext:value-type="float">
            <text:p>7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duar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ersloo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88" calcext:value-type="float">
            <text:p>14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blasser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038" calcext:value-type="float">
            <text:p>70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brandswaar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Alkema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800" calcext:value-type="float">
            <text:p>48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kmaa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423" calcext:value-type="float">
            <text:p>214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mel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207" calcext:value-type="float">
            <text:p>252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mer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Almke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22" calcext:value-type="float">
            <text:p>24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phen aan den Rij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465" calcext:value-type="float">
            <text:p>124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phen en Ri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55" calcext:value-type="float">
            <text:p>19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phen-Chaam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Ambt Del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23" calcext:value-type="float">
            <text:p>30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bt Montfort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Amby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99" calcext:value-type="float">
            <text:p>14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i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30" calcext:value-type="float">
            <text:p>1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77" calcext:value-type="float">
            <text:p>12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ro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37" calcext:value-type="float">
            <text:p>22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rsfoo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456" calcext:value-type="float">
            <text:p>344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mersto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41" calcext:value-type="float">
            <text:p>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merzo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25" calcext:value-type="float">
            <text:p>16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stelve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Amstenra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11" calcext:value-type="float">
            <text:p>16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ster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19868" calcext:value-type="float">
            <text:p>4198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d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11" calcext:value-type="float">
            <text:p>7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d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52" calcext:value-type="float">
            <text:p>22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gerl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30" calcext:value-type="float">
            <text:p>17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kev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49" calcext:value-type="float">
            <text:p>5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lo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70" calcext:value-type="float">
            <text:p>29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na Paulowna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711" calcext:value-type="float">
            <text:p>37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eldo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2313" calcext:value-type="float">
            <text:p>523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pelte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81" calcext:value-type="float">
            <text:p>18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pinge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906" calcext:value-type="float">
            <text:p>49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cen en Vel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27" calcext:value-type="float">
            <text:p>29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k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21" calcext:value-type="float">
            <text:p>1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nemui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39" calcext:value-type="float">
            <text:p>14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nh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0531" calcext:value-type="float">
            <text:p>605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pe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32" calcext:value-type="float">
            <text:p>8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313" calcext:value-type="float">
            <text:p>143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sendelf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66" calcext:value-type="float">
            <text:p>36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793" calcext:value-type="float">
            <text:p>47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venh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79" calcext:value-type="float">
            <text:p>8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veree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073" calcext:value-type="float">
            <text:p>60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x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964" calcext:value-type="float">
            <text:p>39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der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20" calcext:value-type="float">
            <text:p>26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56" calcext:value-type="float">
            <text:p>3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le-Nassau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25" calcext:value-type="float">
            <text:p>24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129" calcext:value-type="float">
            <text:p>10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ex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58" calcext:value-type="float">
            <text:p>6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fl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57" calcext:value-type="float">
            <text:p>14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kel en Milheez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40" calcext:value-type="float">
            <text:p>30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ngert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arendre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77" calcext:value-type="float">
            <text:p>44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nevel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612" calcext:value-type="float">
            <text:p>126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r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42" calcext:value-type="float">
            <text:p>36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singerh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85" calcext:value-type="float">
            <text:p>9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woutswaard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37" calcext:value-type="float">
            <text:p>5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en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9" calcext:value-type="float">
            <text:p>3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hm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83" calcext:value-type="float">
            <text:p>11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d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928" calcext:value-type="float">
            <text:p>39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g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k (L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236" calcext:value-type="float">
            <text:p>52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k en Don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94" calcext:value-type="float">
            <text:p>26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mst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32" calcext:value-type="float">
            <text:p>34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r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06" calcext:value-type="float">
            <text:p>1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rta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46" calcext:value-type="float">
            <text:p>17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s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36" calcext:value-type="float">
            <text:p>16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s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218" calcext:value-type="float">
            <text:p>4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t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i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054" calcext:value-type="float">
            <text:p>60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fel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94" calcext:value-type="float">
            <text:p>17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lingwedd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ellingwol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61" calcext:value-type="float">
            <text:p>29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me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mm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641" calcext:value-type="float">
            <text:p>56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nebro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36" calcext:value-type="float">
            <text:p>21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scho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02" calcext:value-type="float">
            <text:p>12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thuiz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20" calcext:value-type="float">
            <text:p>7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 en Da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erg en Terblij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79" calcext:value-type="float">
            <text:p>13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amba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46" calcext:value-type="float">
            <text:p>2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ijk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ergen (L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306" calcext:value-type="float">
            <text:p>53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 (NH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860" calcext:value-type="float">
            <text:p>48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 op Zoo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744" calcext:value-type="float">
            <text:p>177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y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309" calcext:value-type="float">
            <text:p>33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152" calcext:value-type="float">
            <text:p>81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a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68" calcext:value-type="float">
            <text:p>9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81" calcext:value-type="float">
            <text:p>18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schenho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58" calcext:value-type="float">
            <text:p>21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l en Rodenrij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130" calcext:value-type="float">
            <text:p>41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l-Enscho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81" calcext:value-type="float">
            <text:p>16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l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erkenwou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78" calcext:value-type="float">
            <text:p>4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hou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20" calcext:value-type="float">
            <text:p>17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lic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01" calcext:value-type="float">
            <text:p>27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nhez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erniss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e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492" calcext:value-type="float">
            <text:p>54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uni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37" calcext:value-type="float">
            <text:p>22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usich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86" calcext:value-type="float">
            <text:p>8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ver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379" calcext:value-type="float">
            <text:p>183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er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30" calcext:value-type="float">
            <text:p>2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ervlie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10" calcext:value-type="float">
            <text:p>1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ggeker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39" calcext:value-type="float">
            <text:p>4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t Bild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05" calcext:value-type="float">
            <text:p>4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Bil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819" calcext:value-type="float">
            <text:p>118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ngelra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79" calcext:value-type="float">
            <text:p>3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nnenmaas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lade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ladel en Neters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46" calcext:value-type="float">
            <text:p>25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nkenh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ric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828" calcext:value-type="float">
            <text:p>28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eis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83" calcext:value-type="float">
            <text:p>16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eskensgraaf en Hofweg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93" calcext:value-type="float">
            <text:p>6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emendaa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766" calcext:value-type="float">
            <text:p>8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kk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69" calcext:value-type="float">
            <text:p>14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kzij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arnsterhim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ocholtz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08" calcext:value-type="float">
            <text:p>21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degrav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210" calcext:value-type="float">
            <text:p>4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degraven-Reeuwijk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oek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313" calcext:value-type="float">
            <text:p>33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n Bo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36" calcext:value-type="float">
            <text:p>26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lswar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124" calcext:value-type="float">
            <text:p>41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n Bomm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98" calcext:value-type="float">
            <text:p>9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ornsterhem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orcul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915" calcext:value-type="float">
            <text:p>39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g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337" calcext:value-type="float">
            <text:p>53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ger-Odoor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orgha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94" calcext:value-type="float">
            <text:p>6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59" calcext:value-type="float">
            <text:p>22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n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320" calcext:value-type="float">
            <text:p>73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sel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orssel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59" calcext:value-type="float">
            <text:p>7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skoo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731" calcext:value-type="float">
            <text:p>47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venkarsp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xm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395" calcext:value-type="float">
            <text:p>43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xt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669" calcext:value-type="float">
            <text:p>86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k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29" calcext:value-type="float">
            <text:p>26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nd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41" calcext:value-type="float">
            <text:p>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da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2945" calcext:value-type="float">
            <text:p>529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derwied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resken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uke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91" calcext:value-type="float">
            <text:p>34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iell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87" calcext:value-type="float">
            <text:p>20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ek in Water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33" calcext:value-type="float">
            <text:p>9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ekhuiz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nckhorst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rouwershav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iniss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61" calcext:value-type="float">
            <text:p>11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mm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979" calcext:value-type="float">
            <text:p>69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nss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394" calcext:value-type="float">
            <text:p>123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d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213" calcext:value-type="float">
            <text:p>4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91" calcext:value-type="float">
            <text:p>13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ni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350" calcext:value-type="float">
            <text:p>23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scho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84" calcext:value-type="float">
            <text:p>44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96" calcext:value-type="float">
            <text:p>11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rgh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52" calcext:value-type="float">
            <text:p>3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ss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556" calcext:value-type="float">
            <text:p>185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urmal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51" calcext:value-type="float">
            <text:p>11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dier en K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85" calcext:value-type="float">
            <text:p>8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dz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lantsoo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48" calcext:value-type="float">
            <text:p>6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elle aan den IJss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205" calcext:value-type="float">
            <text:p>62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stric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263" calcext:value-type="float">
            <text:p>62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ha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19" calcext:value-type="float">
            <text:p>13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ing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94" calcext:value-type="float">
            <text:p>18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evor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043" calcext:value-type="float">
            <text:p>50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th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63" calcext:value-type="float">
            <text:p>7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ranendonck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Cromstrij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Cuijk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Cuijk en Sint Agatha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934" calcext:value-type="float">
            <text:p>39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ulembo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038" calcext:value-type="float">
            <text:p>60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50" calcext:value-type="float">
            <text:p>2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lf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379" calcext:value-type="float">
            <text:p>53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ntum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902" calcext:value-type="float">
            <text:p>79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ntumadie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ei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90" calcext:value-type="float">
            <text:p>12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f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8631" calcext:value-type="float">
            <text:p>386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fzij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474" calcext:value-type="float">
            <text:p>84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nekam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789" calcext:value-type="float">
            <text:p>47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urn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129" calcext:value-type="float">
            <text:p>10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vent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649" calcext:value-type="float">
            <text:p>276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062" calcext:value-type="float">
            <text:p>50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m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penhei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31" calcext:value-type="float">
            <text:p>11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penv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02" calcext:value-type="float">
            <text:p>44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s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v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69" calcext:value-type="float">
            <text:p>17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kel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inteloord en Prinsen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74" calcext:value-type="float">
            <text:p>22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th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38" calcext:value-type="float">
            <text:p>15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xperl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81" calcext:value-type="float">
            <text:p>27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rks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dewaar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24" calcext:value-type="float">
            <text:p>14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es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553" calcext:value-type="float">
            <text:p>35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etinch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415" calcext:value-type="float">
            <text:p>13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kk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07" calcext:value-type="float">
            <text:p>3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m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01" calcext:value-type="float">
            <text:p>7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153" calcext:value-type="float">
            <text:p>71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geradee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oniawersta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118" calcext:value-type="float">
            <text:p>31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04" calcext:value-type="float">
            <text:p>44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ornsp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976" calcext:value-type="float">
            <text:p>39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rdre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1537" calcext:value-type="float">
            <text:p>415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chter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reischo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51" calcext:value-type="float">
            <text:p>4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um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19" calcext:value-type="float">
            <text:p>1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iebergen-Rijsen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720" calcext:value-type="float">
            <text:p>67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iebrugg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riewe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89" calcext:value-type="float">
            <text:p>2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immel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ront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run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827" calcext:value-type="float">
            <text:p>38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u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150" calcext:value-type="float">
            <text:p>41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bbel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80" calcext:value-type="float">
            <text:p>27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ive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uiv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67" calcext:value-type="float">
            <text:p>27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ivendij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n Du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04" calcext:value-type="float">
            <text:p>14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s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99" calcext:value-type="float">
            <text:p>22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wingelo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87" calcext:value-type="float">
            <text:p>17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416" calcext:value-type="float">
            <text:p>74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chtel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67" calcext:value-type="float">
            <text:p>21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cht-Suster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E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382" calcext:value-type="float">
            <text:p>73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am-Volendam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E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072" calcext:value-type="float">
            <text:p>290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l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41" calcext:value-type="float">
            <text:p>30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mne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16" calcext:value-type="float">
            <text:p>14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msmo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Eenr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95" calcext:value-type="float">
            <text:p>12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rs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890" calcext:value-type="float">
            <text:p>28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th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05" calcext:value-type="float">
            <text:p>1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gmo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Egmond aan Ze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17" calcext:value-type="float">
            <text:p>21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gmond-Binn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62" calcext:value-type="float">
            <text:p>18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ber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017" calcext:value-type="float">
            <text:p>7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jgelshov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79" calcext:value-type="float">
            <text:p>3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js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65" calcext:value-type="float">
            <text:p>2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jsden-Margrat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Eindhov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5619" calcext:value-type="float">
            <text:p>856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09" calcext:value-type="float">
            <text:p>18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kerze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8" calcext:value-type="float">
            <text:p>2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lemee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lewoutsd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slo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70" calcext:value-type="float">
            <text:p>26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216" calcext:value-type="float">
            <text:p>72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mm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090" calcext:value-type="float">
            <text:p>340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mpel en Meer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06" calcext:value-type="float">
            <text:p>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ge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94" calcext:value-type="float">
            <text:p>4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khuiz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244" calcext:value-type="float">
            <text:p>52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che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3330" calcext:value-type="float">
            <text:p>633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p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722" calcext:value-type="float">
            <text:p>117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mel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230" calcext:value-type="float">
            <text:p>14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88" calcext:value-type="float">
            <text:p>21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sch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28" calcext:value-type="float">
            <text:p>5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st en Opijn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76" calcext:value-type="float">
            <text:p>5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tten en Leu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789" calcext:value-type="float">
            <text:p>67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tten-Leur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Everdi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48" calcext:value-type="float">
            <text:p>6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97" calcext:value-type="float">
            <text:p>17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zing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61" calcext:value-type="float">
            <text:p>9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erwerder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277" calcext:value-type="float">
            <text:p>42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erwerderadie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Fijnaart en Heijni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27" calcext:value-type="float">
            <text:p>25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nsterwol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51" calcext:value-type="float">
            <text:p>16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anek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601" calcext:value-type="float">
            <text:p>4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aneker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36" calcext:value-type="float">
            <text:p>2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Friese Mer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e Fryske Marr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aaster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510" calcext:value-type="float">
            <text:p>35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aasterlân-Sleat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asselt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12" calcext:value-type="float">
            <text:p>19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ertruidenbe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334" calcext:value-type="float">
            <text:p>23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ervlie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04" calcext:value-type="float">
            <text:p>7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ff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16" calcext:value-type="float">
            <text:p>15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dermal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355" calcext:value-type="float">
            <text:p>33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dro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827" calcext:value-type="float">
            <text:p>98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drop-Mierlo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el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043" calcext:value-type="float">
            <text:p>160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me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494" calcext:value-type="float">
            <text:p>64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mert-Bake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endri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802" calcext:value-type="float">
            <text:p>7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d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32" calcext:value-type="float">
            <text:p>25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emui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36" calcext:value-type="float">
            <text:p>2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ne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69" calcext:value-type="float">
            <text:p>27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ull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41" calcext:value-type="float">
            <text:p>11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22" calcext:value-type="float">
            <text:p>4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land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ie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02" calcext:value-type="float">
            <text:p>21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tho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73" calcext:value-type="float">
            <text:p>1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lze en Rij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699" calcext:value-type="float">
            <text:p>76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ederee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11" calcext:value-type="float">
            <text:p>6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eree-Overflakke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oe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371" calcext:value-type="float">
            <text:p>73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irl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703" calcext:value-type="float">
            <text:p>4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oise Mer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oo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738" calcext:value-type="float">
            <text:p>37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rinch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761" calcext:value-type="float">
            <text:p>107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rss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967" calcext:value-type="float">
            <text:p>59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a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502" calcext:value-type="float">
            <text:p>215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era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92" calcext:value-type="float">
            <text:p>10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riaa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29" calcext:value-type="float">
            <text:p>3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swaar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18" calcext:value-type="float">
            <text:p>7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afstroom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raauw en Langen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93" calcext:value-type="float">
            <text:p>7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f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93" calcext:value-type="float">
            <text:p>5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ft-De Rijp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ramsber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42" calcext:value-type="float">
            <text:p>27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th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32" calcext:value-type="float">
            <text:p>10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18" calcext:value-type="float">
            <text:p>30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Grave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23" calcext:value-type="float">
            <text:p>9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Graven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850" calcext:value-type="float">
            <text:p>28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Gravenhage (gemeente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86672" calcext:value-type="float">
            <text:p>2866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Gravenmo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48" calcext:value-type="float">
            <text:p>7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Gravenpold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19" calcext:value-type="float">
            <text:p>7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Gravenzan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020" calcext:value-type="float">
            <text:p>50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evenbi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ijpske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84" calcext:value-type="float">
            <text:p>18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ijpsker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38" calcext:value-type="float">
            <text:p>4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e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41" calcext:value-type="float">
            <text:p>10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enl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241" calcext:value-type="float">
            <text:p>32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esbe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202" calcext:value-type="float">
            <text:p>72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ningen (gemeente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0905" calcext:value-type="float">
            <text:p>709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nsvel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43" calcext:value-type="float">
            <text:p>14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-Ammer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07" calcext:value-type="float">
            <text:p>10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ebro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03" calcext:value-type="float">
            <text:p>29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ega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317" calcext:value-type="float">
            <text:p>43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ubbenvor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73" calcext:value-type="float">
            <text:p>19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ulp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41" calcext:value-type="float">
            <text:p>20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ulpen-Wittem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aaf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46" calcext:value-type="float">
            <text:p>1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ksber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406" calcext:value-type="float">
            <text:p>7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mste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87" calcext:value-type="float">
            <text:p>8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13" calcext:value-type="float">
            <text:p>16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2056" calcext:value-type="float">
            <text:p>820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merliede en Spaarnwou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374" calcext:value-type="float">
            <text:p>23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merm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955" calcext:value-type="float">
            <text:p>229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stre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19" calcext:value-type="float">
            <text:p>1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e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00" calcext:value-type="float">
            <text:p>19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gestei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85" calcext:value-type="float">
            <text:p>4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lderberg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alste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590" calcext:value-type="float">
            <text:p>45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n H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336" calcext:value-type="float">
            <text:p>5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p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74" calcext:value-type="float">
            <text:p>10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enbe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489" calcext:value-type="float">
            <text:p>11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er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780" calcext:value-type="float">
            <text:p>87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inxveld-Giessen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421" calcext:value-type="float">
            <text:p>64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510" calcext:value-type="float">
            <text:p>65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enkarsp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46" calcext:value-type="float">
            <text:p>2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li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955" calcext:value-type="float">
            <text:p>59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me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84" calcext:value-type="float">
            <text:p>19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sker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824" calcext:value-type="float">
            <text:p>58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ssel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29" calcext:value-type="float">
            <text:p>14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tt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744" calcext:value-type="float">
            <text:p>37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velt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47" calcext:value-type="float">
            <text:p>25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zerswou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269" calcext:value-type="float">
            <text:p>32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d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67" calcext:value-type="float">
            <text:p>1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eel en Panh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28" calcext:value-type="float">
            <text:p>12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mske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794" calcext:value-type="float">
            <text:p>67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mste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266" calcext:value-type="float">
            <text:p>122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nvlie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75" calcext:value-type="float">
            <text:p>6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626" calcext:value-type="float">
            <text:p>46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Heer-Abtsker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9" calcext:value-type="float">
            <text:p>2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Heer-Arendsker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28" calcext:value-type="float">
            <text:p>24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839" calcext:value-type="float">
            <text:p>6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Heerenho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39" calcext:value-type="float">
            <text:p>7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nv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000" calcext:value-type="float">
            <text:p>130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waar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55" calcext:value-type="float">
            <text:p>5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hugowaar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515" calcext:value-type="float">
            <text:p>35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jans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68" calcext:value-type="float">
            <text:p>9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5865" calcext:value-type="float">
            <text:p>358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sch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72" calcext:value-type="float">
            <text:p>29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s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swijk-Dinther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eez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86" calcext:value-type="float">
            <text:p>26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ze-Leend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efshuiz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ei- en Boeico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9" calcext:value-type="float">
            <text:p>4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lo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988" calcext:value-type="float">
            <text:p>69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enoor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34" calcext:value-type="float">
            <text:p>11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kensz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71" calcext:value-type="float">
            <text:p>10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67" calcext:value-type="float">
            <text:p>20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keli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73" calcext:value-type="float">
            <text:p>5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kendor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2" calcext:value-type="float">
            <text:p>4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561" calcext:value-type="float">
            <text:p>55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n Held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891" calcext:value-type="float">
            <text:p>258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lendo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531" calcext:value-type="float">
            <text:p>125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levoetslui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589" calcext:value-type="float">
            <text:p>35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mo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658" calcext:value-type="float">
            <text:p>216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voi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08" calcext:value-type="float">
            <text:p>16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melumer Oldefer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44" calcext:value-type="float">
            <text:p>24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drik-Ido-Amba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283" calcext:value-type="float">
            <text:p>42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gelo (Gld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358" calcext:value-type="float">
            <text:p>33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gelo (O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752" calcext:value-type="float">
            <text:p>307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naarder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338" calcext:value-type="float">
            <text:p>23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sbro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05" calcext:value-type="float">
            <text:p>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ki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42" calcext:value-type="float">
            <text:p>5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10" calcext:value-type="float">
            <text:p>1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Hertogenbosch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5577" calcext:value-type="float">
            <text:p>355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wen en Aerd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723" calcext:value-type="float">
            <text:p>37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wijn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07" calcext:value-type="float">
            <text:p>9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te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81" calcext:value-type="float">
            <text:p>29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kel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68" calcext:value-type="float">
            <text:p>9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m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10" calcext:value-type="float">
            <text:p>18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s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89" calcext:value-type="float">
            <text:p>17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ythuy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40" calcext:value-type="float">
            <text:p>20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lego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646" calcext:value-type="float">
            <text:p>76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varenbe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56" calcext:value-type="float">
            <text:p>30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vers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9058" calcext:value-type="float">
            <text:p>490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ndeloop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dekensker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14" calcext:value-type="float">
            <text:p>8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54" calcext:value-type="float">
            <text:p>12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nkoo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73" calcext:value-type="float">
            <text:p>3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nsbro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240" calcext:value-type="float">
            <text:p>112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velak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58" calcext:value-type="float">
            <text:p>13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v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62" calcext:value-type="float">
            <text:p>26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f van Twent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ollands Kroo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ol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89" calcext:value-type="float">
            <text:p>29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nteniss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42" calcext:value-type="float">
            <text:p>27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fdplaa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71" calcext:value-type="float">
            <text:p>6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blok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74" calcext:value-type="float">
            <text:p>4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 en Lage Mier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26" calcext:value-type="float">
            <text:p>1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 en Lage Zwaluw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333" calcext:value-type="float">
            <text:p>23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loon, Hapert en Caste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73" calcext:value-type="float">
            <text:p>2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v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075" calcext:value-type="float">
            <text:p>130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zand-Sappem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272" calcext:value-type="float">
            <text:p>122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karsp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22" calcext:value-type="float">
            <text:p>15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ke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97" calcext:value-type="float">
            <text:p>26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39" calcext:value-type="float">
            <text:p>24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wou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97" calcext:value-type="float">
            <text:p>13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033" calcext:value-type="float">
            <text:p>80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rnaa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62" calcext:value-type="float">
            <text:p>4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31" calcext:value-type="float">
            <text:p>13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s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92" calcext:value-type="float">
            <text:p>5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483" calcext:value-type="float">
            <text:p>64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st aan de Maas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ou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94" calcext:value-type="float">
            <text:p>17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jber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10" calcext:value-type="float">
            <text:p>1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s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359" calcext:value-type="float">
            <text:p>43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z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426" calcext:value-type="float">
            <text:p>84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lsbe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97" calcext:value-type="float">
            <text:p>13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l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70" calcext:value-type="float">
            <text:p>24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mmelo en Kepp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99" calcext:value-type="float">
            <text:p>18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ns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90" calcext:value-type="float">
            <text:p>18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aarder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14" calcext:value-type="float">
            <text:p>36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l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74" calcext:value-type="float">
            <text:p>7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sselham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IJsselmui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134" calcext:value-type="float">
            <text:p>41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sselstei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55" calcext:value-type="float">
            <text:p>34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zendij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68" calcext:value-type="float">
            <text:p>13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pen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13" calcext:value-type="float">
            <text:p>13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tte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abe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acobswoud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Jis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87" calcext:value-type="float">
            <text:p>3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utphaa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50" calcext:value-type="float">
            <text:p>21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ag en Braassem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Kameri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28" calcext:value-type="float">
            <text:p>13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mp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622" calcext:value-type="float">
            <text:p>136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nten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99" calcext:value-type="float">
            <text:p>10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pell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94" calcext:value-type="float">
            <text:p>21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tendij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29" calcext:value-type="float">
            <text:p>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351" calcext:value-type="float">
            <text:p>153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wou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1" calcext:value-type="float">
            <text:p>1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dich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57" calcext:value-type="float">
            <text:p>5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ra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017" calcext:value-type="float">
            <text:p>25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werv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05" calcext:value-type="float">
            <text:p>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387" calcext:value-type="float">
            <text:p>23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ss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45" calcext:value-type="float">
            <text:p>15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ste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33" calcext:value-type="float">
            <text:p>29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aaswaa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77" calcext:value-type="float">
            <text:p>11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imm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77" calcext:value-type="float">
            <text:p>14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oeting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88" calcext:value-type="float">
            <text:p>10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oosterbu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unde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85" calcext:value-type="float">
            <text:p>27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cke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88" calcext:value-type="float">
            <text:p>8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ed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71" calcext:value-type="float">
            <text:p>11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ewa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04" calcext:value-type="float">
            <text:p>13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ggen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Kollumerland en Nieuwkruis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120" calcext:value-type="float">
            <text:p>51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og aan de Zaa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78" calcext:value-type="float">
            <text:p>36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rendijk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Kortenhoef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30" calcext:value-type="float">
            <text:p>15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rtgen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11" calcext:value-type="float">
            <text:p>17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udekerk aan den Rij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udeker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02" calcext:value-type="float">
            <text:p>14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abbendij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05" calcext:value-type="float">
            <text:p>1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impen aan de L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92" calcext:value-type="float">
            <text:p>18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impen aan den IJss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250" calcext:value-type="float">
            <text:p>52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impenerwaar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Krommeni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848" calcext:value-type="float">
            <text:p>48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uini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96" calcext:value-type="float">
            <text:p>25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uinr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wad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arbeek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ander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andgraaf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andsm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107" calcext:value-type="float">
            <text:p>41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bro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41" calcext:value-type="float">
            <text:p>8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 Ruige Wei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62" calcext:value-type="float">
            <text:p>4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d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701" calcext:value-type="float">
            <text:p>47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ra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57" calcext:value-type="float">
            <text:p>5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singer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aren (Gld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352" calcext:value-type="float">
            <text:p>33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ren (NH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305" calcext:value-type="float">
            <text:p>63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777" calcext:value-type="float">
            <text:p>47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n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35" calcext:value-type="float">
            <text:p>14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n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24" calcext:value-type="float">
            <text:p>18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bro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870" calcext:value-type="float">
            <text:p>58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s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uwar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0500" calcext:value-type="float">
            <text:p>405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uwarder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99" calcext:value-type="float">
            <text:p>25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7351" calcext:value-type="float">
            <text:p>473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erdor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88" calcext:value-type="float">
            <text:p>36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schen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296" calcext:value-type="float">
            <text:p>82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schendam-Voorburg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eimui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16" calcext:value-type="float">
            <text:p>15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kkerke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818" calcext:value-type="float">
            <text:p>28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lysta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emster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150" calcext:value-type="float">
            <text:p>41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uda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eus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398" calcext:value-type="float">
            <text:p>23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xmo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60" calcext:value-type="float">
            <text:p>9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chtenvoor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652" calcext:value-type="float">
            <text:p>66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meer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iemp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43" calcext:value-type="float">
            <text:p>14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n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10" calcext:value-type="float">
            <text:p>2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Li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30" calcext:value-type="float">
            <text:p>26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shou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svel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imbri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74" calcext:value-type="float">
            <text:p>16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mm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63" calcext:value-type="float">
            <text:p>15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ngewaa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ingewaar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inn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77" calcext:value-type="float">
            <text:p>13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nscho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40" calcext:value-type="float">
            <text:p>12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ss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860" calcext:value-type="float">
            <text:p>68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th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06" calcext:value-type="float">
            <text:p>2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ttenseradee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ittenseradie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och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824" calcext:value-type="float">
            <text:p>38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en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75" calcext:value-type="float">
            <text:p>16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enersloo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on op Z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935" calcext:value-type="float">
            <text:p>79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osdre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209" calcext:value-type="float">
            <text:p>32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pi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94" calcext:value-type="float">
            <text:p>27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ppers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85" calcext:value-type="float">
            <text:p>17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ss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686" calcext:value-type="float">
            <text:p>86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uyksgest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69" calcext:value-type="float">
            <text:p>9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heez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72" calcext:value-type="float">
            <text:p>25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43" calcext:value-type="float">
            <text:p>19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s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972" calcext:value-type="float">
            <text:p>59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tensd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57" calcext:value-type="float">
            <text:p>34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bra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63" calcext:value-type="float">
            <text:p>26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bre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39" calcext:value-type="float">
            <text:p>34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84" calcext:value-type="float">
            <text:p>9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donk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aasdri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179" calcext:value-type="float">
            <text:p>31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gouw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aas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99" calcext:value-type="float">
            <text:p>20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slui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779" calcext:value-type="float">
            <text:p>67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tri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603" calcext:value-type="float">
            <text:p>44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d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ade en Drimme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81" calcext:value-type="float">
            <text:p>36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gra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83" calcext:value-type="float">
            <text:p>10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ekerk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arkel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156" calcext:value-type="float">
            <text:p>3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k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06" calcext:value-type="float">
            <text:p>8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Marn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ar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818" calcext:value-type="float">
            <text:p>38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uri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62" calcext:value-type="float">
            <text:p>24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dembli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59" calcext:value-type="float">
            <text:p>27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32" calcext:value-type="float">
            <text:p>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ke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35" calcext:value-type="float">
            <text:p>10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l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94" calcext:value-type="float">
            <text:p>16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lo-Wanssum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eers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169" calcext:value-type="float">
            <text:p>41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gen, Haren en Macha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53" calcext:value-type="float">
            <text:p>12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ij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95" calcext:value-type="float">
            <text:p>17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ck en Herkenbosch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11" calcext:value-type="float">
            <text:p>17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sker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ssan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naldum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280" calcext:value-type="float">
            <text:p>52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nameradie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enterwold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epp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721" calcext:value-type="float">
            <text:p>87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rkelbe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83" calcext:value-type="float">
            <text:p>8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h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49" calcext:value-type="float">
            <text:p>6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burg (Z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918" calcext:value-type="float">
            <text:p>109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harni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34" calcext:value-type="float">
            <text:p>25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i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st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59" calcext:value-type="float">
            <text:p>13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n-Delf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idden-Drenth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iddenschouw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iddenvel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idwolda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05" calcext:value-type="float">
            <text:p>22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wou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07" calcext:value-type="float">
            <text:p>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erl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703" calcext:value-type="float">
            <text:p>4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jdre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93" calcext:value-type="float">
            <text:p>36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jnsheeren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55" calcext:value-type="float">
            <text:p>10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ll en Sint Hube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200" calcext:value-type="float">
            <text:p>42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llingen aan de Rij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18" calcext:value-type="float">
            <text:p>21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erdijk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oergest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73" calcext:value-type="float">
            <text:p>17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erhuiz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oerkapell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58" calcext:value-type="float">
            <text:p>6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lenaarsgraaf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39" calcext:value-type="float">
            <text:p>3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lenwaar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onnicken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99" calcext:value-type="float">
            <text:p>18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st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950" calcext:value-type="float">
            <text:p>79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tfer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ontfoo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03" calcext:value-type="float">
            <text:p>13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tfo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11" calcext:value-type="float">
            <text:p>1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ok en Middelaa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97" calcext:value-type="float">
            <text:p>16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ordre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13" calcext:value-type="float">
            <text:p>19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i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20" calcext:value-type="float">
            <text:p>2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stergel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45" calcext:value-type="float">
            <text:p>13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en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02" calcext:value-type="float">
            <text:p>19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ald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918" calcext:value-type="float">
            <text:p>99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ar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308" calcext:value-type="float">
            <text:p>7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der-Betuw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ederhorst den Be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64" calcext:value-type="float">
            <text:p>15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derlek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ederwee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170" calcext:value-type="float">
            <text:p>51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51" calcext:value-type="float">
            <text:p>44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02" calcext:value-type="float">
            <text:p>14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rijn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ibbixwou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33" calcext:value-type="float">
            <text:p>9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dorp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ieuw- en Sint Joos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09" calcext:value-type="float">
            <text:p>6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Beijer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30" calcext:value-type="float">
            <text:p>8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 Pekela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53" calcext:value-type="float">
            <text:p>27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 Tong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11" calcext:value-type="float">
            <text:p>1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gei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ieuwenha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210" calcext:value-type="float">
            <text:p>4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Niedor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88" calcext:value-type="float">
            <text:p>9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-Amst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952" calcext:value-type="float">
            <text:p>219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ke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19" calcext:value-type="float">
            <text:p>8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kerk aan den IJss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80" calcext:value-type="float">
            <text:p>29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schan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33" calcext:value-type="float">
            <text:p>9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Ginnek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002" calcext:value-type="float">
            <text:p>4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koo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39" calcext:value-type="float">
            <text:p>27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Lekker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63" calcext:value-type="float">
            <text:p>26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leu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60" calcext:value-type="float">
            <text:p>25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olda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05" calcext:value-type="float">
            <text:p>9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poo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3" calcext:value-type="float">
            <text:p>4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stad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80" calcext:value-type="float">
            <text:p>8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v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19" calcext:value-type="float">
            <text:p>12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vlie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Vossem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74" calcext:value-type="float">
            <text:p>8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gteve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07" calcext:value-type="float">
            <text:p>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efur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ijev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38" calcext:value-type="float">
            <text:p>8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ke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818" calcext:value-type="float">
            <text:p>78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me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5184" calcext:value-type="float">
            <text:p>651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ss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12" calcext:value-type="float">
            <text:p>3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ssewaar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istelro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73" calcext:value-type="float">
            <text:p>25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be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-Beve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oordbro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72" calcext:value-type="float">
            <text:p>9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d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31" calcext:value-type="float">
            <text:p>16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eloo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28" calcext:value-type="float">
            <text:p>6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envel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oorder-Koggen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oordgouw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20" calcext:value-type="float">
            <text:p>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Noordoostelijke Pold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778" calcext:value-type="float">
            <text:p>147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oostpolder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oordwell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715" calcext:value-type="float">
            <text:p>87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ijkerhou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129" calcext:value-type="float">
            <text:p>6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tdor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30" calcext:value-type="float">
            <text:p>17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823" calcext:value-type="float">
            <text:p>28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enen, Gerwen en Nederwet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752" calcext:value-type="float">
            <text:p>37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48" calcext:value-type="float">
            <text:p>12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mansdor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383" calcext:value-type="float">
            <text:p>23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nspeet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uth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192" calcext:value-type="float">
            <text:p>31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bbicht en Papenhov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56" calcext:value-type="float">
            <text:p>10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b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61" calcext:value-type="float">
            <text:p>13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d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do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415" calcext:value-type="float">
            <text:p>6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effel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08" calcext:value-type="float">
            <text:p>9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egstgee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533" calcext:value-type="float">
            <text:p>65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hé en Laa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rsbe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05" calcext:value-type="float">
            <text:p>1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rscho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239" calcext:value-type="float">
            <text:p>42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ster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618" calcext:value-type="float">
            <text:p>56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ambt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ldebro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679" calcext:value-type="float">
            <text:p>76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hov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98" calcext:value-type="float">
            <text:p>10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ke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57" calcext:value-type="float">
            <text:p>10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mark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85" calcext:value-type="float">
            <text:p>15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nzaa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129" calcext:value-type="float">
            <text:p>10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907" calcext:value-type="float">
            <text:p>39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st-Wijh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mm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762" calcext:value-type="float">
            <text:p>67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nderbank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nstwed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628" calcext:value-type="float">
            <text:p>116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ltgensplaa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28" calcext:value-type="float">
            <text:p>15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 Gelr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ost- en West-Sou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897" calcext:value-type="float">
            <text:p>38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-, West- en Middelbeer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36" calcext:value-type="float">
            <text:p>19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donger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843" calcext:value-type="float">
            <text:p>38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broek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osterhesse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09" calcext:value-type="float">
            <text:p>21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hou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821" calcext:value-type="float">
            <text:p>128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94" calcext:value-type="float">
            <text:p>8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flakke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osthuiz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81" calcext:value-type="float">
            <text:p>6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kapell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39" calcext:value-type="float">
            <text:p>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stellingwerf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708" calcext:value-type="float">
            <text:p>97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voorn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20" calcext:value-type="float">
            <text:p>2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zaa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06" calcext:value-type="float">
            <text:p>27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tmars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97" calcext:value-type="float">
            <text:p>10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enbaar Lichaam Z.IJ.P.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15" calcext:value-type="float">
            <text:p>5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heme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loo, Sint Anthonis en Ledeack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10" calcext:value-type="float">
            <text:p>3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m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32" calcext:value-type="float">
            <text:p>16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perdoe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ster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495" calcext:value-type="float">
            <text:p>104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s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490" calcext:value-type="float">
            <text:p>154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ssendre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30" calcext:value-type="float">
            <text:p>2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erle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01" calcext:value-type="float">
            <text:p>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ters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55" calcext:value-type="float">
            <text:p>17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to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 en Nieuw Gast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950" calcext:value-type="float">
            <text:p>39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Albla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75" calcext:value-type="float">
            <text:p>6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Beijer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900" calcext:value-type="float">
            <text:p>39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dor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41" calcext:value-type="float">
            <text:p>21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 IJsselstreek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ude Pekela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981" calcext:value-type="float">
            <text:p>39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lan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8" calcext:value-type="float">
            <text:p>3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bosch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23" calcext:value-type="float">
            <text:p>44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d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38" calcext:value-type="float">
            <text:p>2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ho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81" calcext:value-type="float">
            <text:p>4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Niedor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22" calcext:value-type="float">
            <text:p>8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r-Amst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81" calcext:value-type="float">
            <text:p>36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rkerk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uderkerk aan den IJss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77" calcext:value-type="float">
            <text:p>21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Tong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40" calcext:value-type="float">
            <text:p>14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wat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81" calcext:value-type="float">
            <text:p>19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or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53" calcext:value-type="float">
            <text:p>11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Vossem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68" calcext:value-type="float">
            <text:p>10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werke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rassel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93" calcext:value-type="float">
            <text:p>13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rbetuw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versla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1" calcext:value-type="float">
            <text:p>1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zan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ner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65" calcext:value-type="float">
            <text:p>9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peko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83" calcext:value-type="float">
            <text:p>2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pendre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002" calcext:value-type="float">
            <text:p>5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eel en Maas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Peiz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75" calcext:value-type="float">
            <text:p>15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ekela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Philippin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ershi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jnack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251" calcext:value-type="float">
            <text:p>52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jnacker-Nootdorp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Polsbro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ortugaa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537" calcext:value-type="float">
            <text:p>45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ortvlie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62" calcext:value-type="float">
            <text:p>8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sterhol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55" calcext:value-type="float">
            <text:p>15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insenbe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11" calcext:value-type="float">
            <text:p>25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rmere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264" calcext:value-type="float">
            <text:p>52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19" calcext:value-type="float">
            <text:p>10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251" calcext:value-type="float">
            <text:p>62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rsho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85" calcext:value-type="float">
            <text:p>15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alt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301" calcext:value-type="float">
            <text:p>83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amsdon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57" calcext:value-type="float">
            <text:p>44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uwerderh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54" calcext:value-type="float">
            <text:p>13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venstei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80" calcext:value-type="float">
            <text:p>30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eu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73" calcext:value-type="float">
            <text:p>30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ider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eimerswaa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eness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05" calcext:value-type="float">
            <text:p>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k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090" calcext:value-type="float">
            <text:p>140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swou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11" calcext:value-type="float">
            <text:p>10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tranchemen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5" calcext:value-type="float">
            <text:p>2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us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21" calcext:value-type="float">
            <text:p>25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usel-De Mierd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he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844" calcext:value-type="float">
            <text:p>188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en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449" calcext:value-type="float">
            <text:p>64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oo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40" calcext:value-type="float">
            <text:p>24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dderke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541" calcext:value-type="float">
            <text:p>14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ethov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etvel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nevel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ijnsaterwou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09" calcext:value-type="float">
            <text:p>4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ns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383" calcext:value-type="float">
            <text:p>33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nwaard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ijnwoud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e Rij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60" calcext:value-type="float">
            <text:p>8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ber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269" calcext:value-type="float">
            <text:p>72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sen-Holt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ijswijk (NB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79" calcext:value-type="float">
            <text:p>4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wijk (ZH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815" calcext:value-type="float">
            <text:p>188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lland-Bath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73" calcext:value-type="float">
            <text:p>14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tth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ckanj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93" calcext:value-type="float">
            <text:p>16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131" calcext:value-type="float">
            <text:p>41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erdal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oermo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984" calcext:value-type="float">
            <text:p>169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gg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61" calcext:value-type="float">
            <text:p>16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ggel en Neer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ol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54" calcext:value-type="float">
            <text:p>21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Ronde Ven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oosendaa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oosendaal en Nisp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423" calcext:value-type="float">
            <text:p>194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oste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24" calcext:value-type="float">
            <text:p>6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sma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583" calcext:value-type="float">
            <text:p>45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ss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75" calcext:value-type="float">
            <text:p>11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tter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0206" calcext:value-type="float">
            <text:p>360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zen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68" calcext:value-type="float">
            <text:p>20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zendaa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cph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576" calcext:value-type="float">
            <text:p>75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in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98" calcext:value-type="float">
            <text:p>30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inerwol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04" calcext:value-type="float">
            <text:p>16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url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96" calcext:value-type="float">
            <text:p>29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wi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07" calcext:value-type="float">
            <text:p>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s van Gen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65" calcext:value-type="float">
            <text:p>21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ssenhei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738" calcext:value-type="float">
            <text:p>47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esbe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403" calcext:value-type="float">
            <text:p>74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61" calcext:value-type="float">
            <text:p>24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89" calcext:value-type="float">
            <text:p>22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lk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89" calcext:value-type="float">
            <text:p>9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rster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cheemda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llinkhou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lluin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mer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chermerh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95" calcext:value-type="float">
            <text:p>5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peniss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69" calcext:value-type="float">
            <text:p>6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penz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14" calcext:value-type="float">
            <text:p>19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e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9948" calcext:value-type="float">
            <text:p>399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ermonnikoo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73" calcext:value-type="float">
            <text:p>3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jnd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843" calcext:value-type="float">
            <text:p>68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mme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58" calcext:value-type="float">
            <text:p>13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nn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820" calcext:value-type="float">
            <text:p>28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nvel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14" calcext:value-type="float">
            <text:p>21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plui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156" calcext:value-type="float">
            <text:p>3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dij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95" calcext:value-type="float">
            <text:p>9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ebe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18" calcext:value-type="float">
            <text:p>3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hov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211" calcext:value-type="float">
            <text:p>32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rewoer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54" calcext:value-type="float">
            <text:p>5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r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26" calcext:value-type="float">
            <text:p>18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uwen-Duive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erooskerke (Schouwen-Duivenland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rooskerke (Walcheren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98" calcext:value-type="float">
            <text:p>8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ven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16" calcext:value-type="float">
            <text:p>25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jbekarsp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86" calcext:value-type="float">
            <text:p>7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mpelvel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13" calcext:value-type="float">
            <text:p>25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Anthonis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int Geertrui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88" calcext:value-type="float">
            <text:p>5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Janst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95" calcext:value-type="float">
            <text:p>21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Lauren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99" calcext:value-type="float">
            <text:p>7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Maar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14" calcext:value-type="float">
            <text:p>7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Odilienbe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77" calcext:value-type="float">
            <text:p>8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Pancra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19" calcext:value-type="float">
            <text:p>8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Philips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77" calcext:value-type="float">
            <text:p>10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-Anna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70" calcext:value-type="float">
            <text:p>13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-Maartensd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95" calcext:value-type="float">
            <text:p>13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-Michielsgest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845" calcext:value-type="float">
            <text:p>48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-Oedenro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587" calcext:value-type="float">
            <text:p>55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ttar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241" calcext:value-type="float">
            <text:p>152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ttard-Gele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karsterlâ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l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541" calcext:value-type="float">
            <text:p>3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enak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iedre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622" calcext:value-type="float">
            <text:p>86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ochte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782" calcext:value-type="float">
            <text:p>67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oten (F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56" calcext:value-type="float">
            <text:p>3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uis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luis (oud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20" calcext:value-type="float">
            <text:p>13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uis-Aardenburg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mallinger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321" calcext:value-type="float">
            <text:p>133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mil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31" calcext:value-type="float">
            <text:p>36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ne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204" calcext:value-type="float">
            <text:p>10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nelrewaar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e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871" calcext:value-type="float">
            <text:p>138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me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770" calcext:value-type="float">
            <text:p>57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mmelsd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72" calcext:value-type="float">
            <text:p>17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n en Breug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270" calcext:value-type="float">
            <text:p>32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aube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58" calcext:value-type="float">
            <text:p>11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ijkeniss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50" calcext:value-type="float">
            <text:p>3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rang-Capell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163" calcext:value-type="float">
            <text:p>31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. Anthonis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tad aan 't Haringvlie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71" calcext:value-type="float">
            <text:p>6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d Del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93" calcext:value-type="float">
            <text:p>22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dskanaa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tanddaarbui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61" calcext:value-type="float">
            <text:p>11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phor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151" calcext:value-type="float">
            <text:p>51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veniss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82" calcext:value-type="float">
            <text:p>7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vo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de Broec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ted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berg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teenbergen en Kruis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100" calcext:value-type="float">
            <text:p>61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de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22" calcext:value-type="float">
            <text:p>22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411" calcext:value-type="float">
            <text:p>54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wijker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teenwijkerwol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176" calcext:value-type="float">
            <text:p>41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in (L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34" calcext:value-type="float">
            <text:p>4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llen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37" calcext:value-type="float">
            <text:p>9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venswee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88" calcext:value-type="float">
            <text:p>7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ichtse Vecht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tiphou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96" calcext:value-type="float">
            <text:p>10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ol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26" calcext:value-type="float">
            <text:p>16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outen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64" calcext:value-type="float">
            <text:p>12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amproy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47" calcext:value-type="float">
            <text:p>14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eefke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29" calcext:value-type="float">
            <text:p>9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ij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85" calcext:value-type="float">
            <text:p>26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údwest-Fryslâ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uste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889" calcext:value-type="float">
            <text:p>28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walm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00" calcext:value-type="float">
            <text:p>3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ge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500" calcext:value-type="float">
            <text:p>85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heij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99" calcext:value-type="float">
            <text:p>26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mun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35" calcext:value-type="float">
            <text:p>2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neuz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172" calcext:value-type="float">
            <text:p>81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schellin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24" calcext:value-type="float">
            <text:p>18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teri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08" calcext:value-type="float">
            <text:p>1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x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382" calcext:value-type="float">
            <text:p>53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yling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Tho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88" calcext:value-type="float">
            <text:p>16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25" calcext:value-type="float">
            <text:p>12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089" calcext:value-type="float">
            <text:p>90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nhoven (ZH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4" calcext:value-type="float">
            <text:p>2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tjerkster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286" calcext:value-type="float">
            <text:p>102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l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9605" calcext:value-type="float">
            <text:p>69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bber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579" calcext:value-type="float">
            <text:p>75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dderen (Drostambt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79" calcext:value-type="float">
            <text:p>3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ll en 't Waa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wenter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Twis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88" calcext:value-type="float">
            <text:p>3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ynaarlo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Tytsjerksteradie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Ubach over Worm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184" calcext:value-type="float">
            <text:p>51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bber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088" calcext:value-type="float">
            <text:p>40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341" calcext:value-type="float">
            <text:p>8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denhou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272" calcext:value-type="float">
            <text:p>32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gee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40" calcext:value-type="float">
            <text:p>27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o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919" calcext:value-type="float">
            <text:p>49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uiz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396" calcext:value-type="float">
            <text:p>23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uizermee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46" calcext:value-type="float">
            <text:p>26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lestra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27" calcext:value-type="float">
            <text:p>8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lr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56" calcext:value-type="float">
            <text:p>19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47" calcext:value-type="float">
            <text:p>30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mo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s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93" calcext:value-type="float">
            <text:p>8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que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51" calcext:value-type="float">
            <text:p>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tinger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02" calcext:value-type="float">
            <text:p>25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trecht (gemeente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5782" calcext:value-type="float">
            <text:p>1257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trechtse Heuvelrug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Vaal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924" calcext:value-type="float">
            <text:p>4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073" calcext:value-type="float">
            <text:p>40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burg (ZH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burg aan de Geu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Valkenburg-Houth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002" calcext:value-type="float">
            <text:p>6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iss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Valkenswaar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656" calcext:value-type="float">
            <text:p>96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44" calcext:value-type="float">
            <text:p>7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942" calcext:value-type="float">
            <text:p>79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endaa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902" calcext:value-type="float">
            <text:p>119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r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23" calcext:value-type="float">
            <text:p>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gh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449" calcext:value-type="float">
            <text:p>64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ldhov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548" calcext:value-type="float">
            <text:p>95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ls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2505" calcext:value-type="float">
            <text:p>32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huiz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58" calcext:value-type="float">
            <text:p>19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l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166" calcext:value-type="float">
            <text:p>271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ray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870" calcext:value-type="float">
            <text:p>108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ssem, Wintelre en Knegs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27" calcext:value-type="float">
            <text:p>14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an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68" calcext:value-type="float">
            <text:p>26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erlingsbee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160" calcext:value-type="float">
            <text:p>31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erpolder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90" calcext:value-type="float">
            <text:p>4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nkeveen en Waverv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45" calcext:value-type="float">
            <text:p>29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aardi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568" calcext:value-type="float">
            <text:p>345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agtwed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360" calcext:value-type="float">
            <text:p>83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edd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94" calcext:value-type="float">
            <text:p>13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euten-De Mee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337" calcext:value-type="float">
            <text:p>43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e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5" calcext:value-type="float">
            <text:p>3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jm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091" calcext:value-type="float">
            <text:p>50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ssi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731" calcext:value-type="float">
            <text:p>147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odro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36" calcext:value-type="float">
            <text:p>11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erendaa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00" calcext:value-type="float">
            <text:p>34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gelwaar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42" calcext:value-type="float">
            <text:p>18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llenhov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92" calcext:value-type="float">
            <text:p>25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839" calcext:value-type="float">
            <text:p>20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hou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scho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335" calcext:value-type="float">
            <text:p>73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207" calcext:value-type="float">
            <text:p>102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r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93" calcext:value-type="float">
            <text:p>30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ee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90" calcext:value-type="float">
            <text:p>6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ees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47" calcext:value-type="float">
            <text:p>19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ie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54" calcext:value-type="float">
            <text:p>34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iezenv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468" calcext:value-type="float">
            <text:p>64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ouwenpold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ug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356" calcext:value-type="float">
            <text:p>113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u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22" calcext:value-type="float">
            <text:p>10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lr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802" calcext:value-type="float">
            <text:p>4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l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161" calcext:value-type="float">
            <text:p>91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99" calcext:value-type="float">
            <text:p>4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n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26" calcext:value-type="float">
            <text:p>9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19" calcext:value-type="float">
            <text:p>5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ddinxv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622" calcext:value-type="float">
            <text:p>56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geni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640" calcext:value-type="float">
            <text:p>116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m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836" calcext:value-type="float">
            <text:p>38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neperve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roij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72" calcext:value-type="float">
            <text:p>18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ss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25" calcext:value-type="float">
            <text:p>7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d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ff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39" calcext:value-type="float">
            <text:p>11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menhuiz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28" calcext:value-type="float">
            <text:p>14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mo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322" calcext:value-type="float">
            <text:p>23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nsvel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47" calcext:value-type="float">
            <text:p>30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spi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86" calcext:value-type="float">
            <text:p>18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ssenaa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856" calcext:value-type="float">
            <text:p>118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teri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184" calcext:value-type="float">
            <text:p>51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ter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aterlandkerkj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d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28" calcext:value-type="float">
            <text:p>19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rsel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334" calcext:value-type="float">
            <text:p>43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232" calcext:value-type="float">
            <text:p>152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s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483" calcext:value-type="float">
            <text:p>54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sperkarsp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83" calcext:value-type="float">
            <text:p>22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h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304" calcext:value-type="float">
            <text:p>23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melding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12" calcext:value-type="float">
            <text:p>13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ken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865" calcext:value-type="float">
            <text:p>48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khov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82" calcext:value-type="float">
            <text:p>7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vershoof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331" calcext:value-type="float">
            <text:p>23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s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912" calcext:value-type="float">
            <text:p>9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 Maas en Waa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estdonger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601" calcext:value-type="float">
            <text:p>3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dorp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37" calcext:value-type="float">
            <text:p>11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bor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550" calcext:value-type="float">
            <text:p>45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hov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05" calcext:value-type="float">
            <text:p>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-Koggen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esterschouw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estervel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estervoo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00" calcext:value-type="float">
            <text:p>1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kapell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08" calcext:value-type="float">
            <text:p>12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estmaa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stellingwerf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598" calcext:value-type="float">
            <text:p>105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voorn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estwou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76" calcext:value-type="float">
            <text:p>7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zaa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027" calcext:value-type="float">
            <text:p>80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336" calcext:value-type="float">
            <text:p>3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rm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55" calcext:value-type="float">
            <text:p>44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rwaar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99" calcext:value-type="float">
            <text:p>6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ch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100" calcext:value-type="float">
            <text:p>61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demer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ijdene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deworm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10" calcext:value-type="float">
            <text:p>5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h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113" calcext:value-type="float">
            <text:p>31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14" calcext:value-type="float">
            <text:p>21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 bij Duurste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66" calcext:value-type="float">
            <text:p>21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 en Aalbu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90" calcext:value-type="float">
            <text:p>15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lr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81" calcext:value-type="float">
            <text:p>14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nandsra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ngaar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8" calcext:value-type="float">
            <text:p>2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dervan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963" calcext:value-type="float">
            <text:p>49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lemsta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77" calcext:value-type="float">
            <text:p>10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leskop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37" calcext:value-type="float">
            <text:p>5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ni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70" calcext:value-type="float">
            <text:p>16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k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54" calcext:value-type="float">
            <text:p>10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schot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8145" calcext:value-type="float">
            <text:p>81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s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527" calcext:value-type="float">
            <text:p>15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tersw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525" calcext:value-type="float">
            <text:p>125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sch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462" calcext:value-type="float">
            <text:p>74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ssenker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12" calcext:value-type="float">
            <text:p>17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tt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103" calcext:value-type="float">
            <text:p>31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ensdre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268" calcext:value-type="float">
            <text:p>32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erd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700" calcext:value-type="float">
            <text:p>6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gn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86" calcext:value-type="float">
            <text:p>13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Wolden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olphaartsd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86" calcext:value-type="float">
            <text:p>11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nser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498" calcext:value-type="float">
            <text:p>64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u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900" calcext:value-type="float">
            <text:p>19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m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96" calcext:value-type="float">
            <text:p>3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mer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ormerv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778" calcext:value-type="float">
            <text:p>67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brugg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41" calcext:value-type="float">
            <text:p>14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denber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226" calcext:value-type="float">
            <text:p>2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drich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090" calcext:value-type="float">
            <text:p>10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w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214" calcext:value-type="float">
            <text:p>32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ûnseradie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ymbritserade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795" calcext:value-type="float">
            <text:p>57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ymbritseradiel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Yersek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09" calcext:value-type="float">
            <text:p>25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msla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610" calcext:value-type="float">
            <text:p>1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n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5078" calcext:value-type="float">
            <text:p>250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ndijk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72" calcext:value-type="float">
            <text:p>2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nsta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Zaltbomm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022" calcext:value-type="float">
            <text:p>30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t Zand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92" calcext:value-type="float">
            <text:p>14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ndvoo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6814" calcext:value-type="float">
            <text:p>68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derik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Zee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155" calcext:value-type="float">
            <text:p>21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evang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Zeewold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Zegvel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is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4658" calcext:value-type="float">
            <text:p>246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lhe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388" calcext:value-type="float">
            <text:p>43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aa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771" calcext:value-type="float">
            <text:p>57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berg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901" calcext:value-type="float">
            <text:p>49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hov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huiz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huizen-Moerkapell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Zierikze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74" calcext:value-type="float">
            <text:p>34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ijp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248" calcext:value-type="float">
            <text:p>32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l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766" calcext:value-type="float">
            <text:p>1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terme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526" calcext:value-type="float">
            <text:p>4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terwou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998" calcext:value-type="float">
            <text:p>29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nnemair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utelan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- en Noord-Schermer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10" calcext:value-type="float">
            <text:p>5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-Beijer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34" calcext:value-type="float">
            <text:p>13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broek (Gr.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04" calcext:value-type="float">
            <text:p>13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dorp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92" calcext:value-type="float">
            <text:p>3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hor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024" calcext:value-type="float">
            <text:p>20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land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92" calcext:value-type="float">
            <text:p>11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lar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482" calcext:value-type="float">
            <text:p>34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plas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Zuidwol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729" calcext:value-type="float">
            <text:p>37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zand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443" calcext:value-type="float">
            <text:p>4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nder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600" calcext:value-type="float">
            <text:p>5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tphen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268" calcext:value-type="float">
            <text:p>122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ag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10" calcext:value-type="float">
            <text:p>1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mmerdam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457" calcext:value-type="float">
            <text:p>14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rtewaa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22" calcext:value-type="float">
            <text:p>3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rtewaterland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Zwartsluis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828" calcext:value-type="float">
            <text:p>18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eeloo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314" calcext:value-type="float">
            <text:p>13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ijndrecht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1113" calcext:value-type="float">
            <text:p>111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oll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27469" calcext:value-type="float">
            <text:p>274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ollerkerspel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5943" calcext:value-type="float">
            <text:p>59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ntraal persoonsregister (CPR)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3288" calcext:value-type="float">
            <text:p>32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 en Hunz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Aagteker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lburg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Aalsm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373" calcext:value-type="float">
            <text:p>73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l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499" calcext:value-type="float">
            <text:p>74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 Aa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84" calcext:value-type="float">
            <text:p>25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den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08" calcext:value-type="float">
            <text:p>19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le-Rixt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99" calcext:value-type="float">
            <text:p>20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beke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84" calcext:value-type="float">
            <text:p>4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benbro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0" calcext:value-type="float">
            <text:p>3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cou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82" calcext:value-type="float">
            <text:p>24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htkarspe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236" calcext:value-type="float">
            <text:p>92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dor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30" calcext:value-type="float">
            <text:p>7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duar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ersloo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31" calcext:value-type="float">
            <text:p>13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blasser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847" calcext:value-type="float">
            <text:p>68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brandswaar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Alkema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518" calcext:value-type="float">
            <text:p>4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kmaa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702" calcext:value-type="float">
            <text:p>227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mel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103" calcext:value-type="float">
            <text:p>261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mer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Almke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86" calcext:value-type="float">
            <text:p>23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phen aan den Rij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407" calcext:value-type="float">
            <text:p>12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phen en Ri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58" calcext:value-type="float">
            <text:p>19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phen-Chaam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Ambt Del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72" calcext:value-type="float">
            <text:p>25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bt Montfort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Amby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39" calcext:value-type="float">
            <text:p>15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i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77" calcext:value-type="float">
            <text:p>9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68" calcext:value-type="float">
            <text:p>12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ro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42" calcext:value-type="float">
            <text:p>22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rsfoo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164" calcext:value-type="float">
            <text:p>361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mersto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merzo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18" calcext:value-type="float">
            <text:p>16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stelve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Amstenra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72" calcext:value-type="float">
            <text:p>15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ster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46474" calcext:value-type="float">
            <text:p>4464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d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21" calcext:value-type="float">
            <text:p>7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d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58" calcext:value-type="float">
            <text:p>20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gerl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05" calcext:value-type="float">
            <text:p>1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kev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lo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88" calcext:value-type="float">
            <text:p>27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na Paulowna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475" calcext:value-type="float">
            <text:p>34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eldo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2568" calcext:value-type="float">
            <text:p>525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pelte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05" calcext:value-type="float">
            <text:p>17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pinge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832" calcext:value-type="float">
            <text:p>48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cen en Vel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68" calcext:value-type="float">
            <text:p>26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k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22" calcext:value-type="float">
            <text:p>10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nemui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64" calcext:value-type="float">
            <text:p>13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nh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4287" calcext:value-type="float">
            <text:p>642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pe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59" calcext:value-type="float">
            <text:p>8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155" calcext:value-type="float">
            <text:p>151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sendelf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493" calcext:value-type="float">
            <text:p>34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785" calcext:value-type="float">
            <text:p>47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venh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10" calcext:value-type="float">
            <text:p>8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veree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501" calcext:value-type="float">
            <text:p>5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x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64" calcext:value-type="float">
            <text:p>37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der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56" calcext:value-type="float">
            <text:p>25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6" calcext:value-type="float">
            <text:p>3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le-Nassau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82" calcext:value-type="float">
            <text:p>20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424" calcext:value-type="float">
            <text:p>114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ex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09" calcext:value-type="float">
            <text:p>8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fl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54" calcext:value-type="float">
            <text:p>14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kel en Milheez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44" calcext:value-type="float">
            <text:p>28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ngert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arendre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32" calcext:value-type="float">
            <text:p>43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nevel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110" calcext:value-type="float">
            <text:p>121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r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498" calcext:value-type="float">
            <text:p>34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singerh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33" calcext:value-type="float">
            <text:p>9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woutswaard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98" calcext:value-type="float">
            <text:p>4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en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hm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94" calcext:value-type="float">
            <text:p>10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d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878" calcext:value-type="float">
            <text:p>38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g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76" calcext:value-type="float">
            <text:p>5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k (L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184" calcext:value-type="float">
            <text:p>51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k en Don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85" calcext:value-type="float">
            <text:p>25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mst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330" calcext:value-type="float">
            <text:p>33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r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66" calcext:value-type="float">
            <text:p>10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rta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21" calcext:value-type="float">
            <text:p>17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s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09" calcext:value-type="float">
            <text:p>16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s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31" calcext:value-type="float">
            <text:p>43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t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3" calcext:value-type="float">
            <text:p>2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i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612" calcext:value-type="float">
            <text:p>56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fel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52" calcext:value-type="float">
            <text:p>16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lingwedd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ellingwol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82" calcext:value-type="float">
            <text:p>27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me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5" calcext:value-type="float">
            <text:p>1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mm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335" calcext:value-type="float">
            <text:p>53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nebro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77" calcext:value-type="float">
            <text:p>24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scho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29" calcext:value-type="float">
            <text:p>1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thuiz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84" calcext:value-type="float">
            <text:p>6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 en Da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erg en Terblij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72" calcext:value-type="float">
            <text:p>12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amba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07" calcext:value-type="float">
            <text:p>21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ijk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ergen (L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942" calcext:value-type="float">
            <text:p>49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 (NH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859" calcext:value-type="float">
            <text:p>58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 op Zoo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708" calcext:value-type="float">
            <text:p>177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y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031" calcext:value-type="float">
            <text:p>3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455" calcext:value-type="float">
            <text:p>74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a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11" calcext:value-type="float">
            <text:p>9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70" calcext:value-type="float">
            <text:p>17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schenho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26" calcext:value-type="float">
            <text:p>20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l en Rodenrij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953" calcext:value-type="float">
            <text:p>39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l-Enscho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39" calcext:value-type="float">
            <text:p>16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l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erkenwou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41" calcext:value-type="float">
            <text:p>4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hou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93" calcext:value-type="float">
            <text:p>16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lic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35" calcext:value-type="float">
            <text:p>26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nhez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erniss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e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287" calcext:value-type="float">
            <text:p>52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uni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09" calcext:value-type="float">
            <text:p>22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usich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ver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220" calcext:value-type="float">
            <text:p>182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er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66" calcext:value-type="float">
            <text:p>19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ervlie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34" calcext:value-type="float">
            <text:p>9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ggeker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t Bild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83" calcext:value-type="float">
            <text:p>43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Bil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448" calcext:value-type="float">
            <text:p>134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ngelra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55" calcext:value-type="float">
            <text:p>3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nnenmaas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lade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ladel en Neters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96" calcext:value-type="float">
            <text:p>23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nkenh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8" calcext:value-type="float">
            <text:p>2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ric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433" calcext:value-type="float">
            <text:p>34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eis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64" calcext:value-type="float">
            <text:p>16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eskensgraaf en Hofweg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46" calcext:value-type="float">
            <text:p>6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emendaa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242" calcext:value-type="float">
            <text:p>112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kk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78" calcext:value-type="float">
            <text:p>13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kzij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39" calcext:value-type="float">
            <text:p>6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arnsterhim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ocholtz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degrav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59" calcext:value-type="float">
            <text:p>43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degraven-Reeuwijk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oek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98" calcext:value-type="float">
            <text:p>23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n Bo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33" calcext:value-type="float">
            <text:p>25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lswar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182" calcext:value-type="float">
            <text:p>41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n Bomm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39" calcext:value-type="float">
            <text:p>9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ornsterhem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orcul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428" calcext:value-type="float">
            <text:p>34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g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132" calcext:value-type="float">
            <text:p>51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ger-Odoor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orgha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16" calcext:value-type="float">
            <text:p>21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n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758" calcext:value-type="float">
            <text:p>67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sel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orssel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27" calcext:value-type="float">
            <text:p>7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skoo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754" calcext:value-type="float">
            <text:p>47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venkarsp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90" calcext:value-type="float">
            <text:p>18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xm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789" calcext:value-type="float">
            <text:p>47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xt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267" calcext:value-type="float">
            <text:p>8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k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44" calcext:value-type="float">
            <text:p>23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nd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da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5713" calcext:value-type="float">
            <text:p>557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derwied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resken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06" calcext:value-type="float">
            <text:p>18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uke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239" calcext:value-type="float">
            <text:p>32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iell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68" calcext:value-type="float">
            <text:p>21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ek in Water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02" calcext:value-type="float">
            <text:p>9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ekhuiz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47" calcext:value-type="float">
            <text:p>5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nckhorst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Brouwershav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36" calcext:value-type="float">
            <text:p>5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iniss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mm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774" calcext:value-type="float">
            <text:p>67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nss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199" calcext:value-type="float">
            <text:p>121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d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024" calcext:value-type="float">
            <text:p>40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78" calcext:value-type="float">
            <text:p>13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ni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69" calcext:value-type="float">
            <text:p>23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scho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12" calcext:value-type="float">
            <text:p>43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rgh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59" calcext:value-type="float">
            <text:p>3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ss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243" calcext:value-type="float">
            <text:p>212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urmal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08" calcext:value-type="float">
            <text:p>11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dier en K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16" calcext:value-type="float">
            <text:p>8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dz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82" calcext:value-type="float">
            <text:p>4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lantsoo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21" calcext:value-type="float">
            <text:p>6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elle aan den IJss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910" calcext:value-type="float">
            <text:p>59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stric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539" calcext:value-type="float">
            <text:p>65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ha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04" calcext:value-type="float">
            <text:p>13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ing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41" calcext:value-type="float">
            <text:p>17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evor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034" calcext:value-type="float">
            <text:p>50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th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77" calcext:value-type="float">
            <text:p>7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ranendonck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Cromstrij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Cuijk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Cuijk en Sint Agatha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24" calcext:value-type="float">
            <text:p>3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ulembo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267" calcext:value-type="float">
            <text:p>6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13" calcext:value-type="float">
            <text:p>2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lf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064" calcext:value-type="float">
            <text:p>50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ntum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468" calcext:value-type="float">
            <text:p>74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ntumadie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ei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65" calcext:value-type="float">
            <text:p>1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f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5823" calcext:value-type="float">
            <text:p>358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fzij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102" calcext:value-type="float">
            <text:p>81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nekam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638" calcext:value-type="float">
            <text:p>46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urn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512" calcext:value-type="float">
            <text:p>95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vent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907" calcext:value-type="float">
            <text:p>289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866" calcext:value-type="float">
            <text:p>48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m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816" calcext:value-type="float">
            <text:p>38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penhei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40" calcext:value-type="float">
            <text:p>10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penv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20" calcext:value-type="float">
            <text:p>43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s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21" calcext:value-type="float">
            <text:p>12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v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35" calcext:value-type="float">
            <text:p>15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kel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inteloord en Prinsen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29" calcext:value-type="float">
            <text:p>22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th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xperl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91" calcext:value-type="float">
            <text:p>26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rks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27" calcext:value-type="float">
            <text:p>15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dewaar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36" calcext:value-type="float">
            <text:p>1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es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71" calcext:value-type="float">
            <text:p>37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etinch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300" calcext:value-type="float">
            <text:p>13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kk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85" calcext:value-type="float">
            <text:p>37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m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20" calcext:value-type="float">
            <text:p>7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118" calcext:value-type="float">
            <text:p>71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geradee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oniawersta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012" calcext:value-type="float">
            <text:p>3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42" calcext:value-type="float">
            <text:p>43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ornsp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92" calcext:value-type="float">
            <text:p>37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rdre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2279" calcext:value-type="float">
            <text:p>422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chter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reischo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um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60" calcext:value-type="float">
            <text:p>13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iebergen-Rijsen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326" calcext:value-type="float">
            <text:p>73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iebrugg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riewe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immel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ront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run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55" calcext:value-type="float">
            <text:p>37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u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646" calcext:value-type="float">
            <text:p>46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bbel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20" calcext:value-type="float">
            <text:p>27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ive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uiv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51" calcext:value-type="float">
            <text:p>26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ivendij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n Du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62" calcext:value-type="float">
            <text:p>14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s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26" calcext:value-type="float">
            <text:p>2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wingelo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97" calcext:value-type="float">
            <text:p>15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370" calcext:value-type="float">
            <text:p>73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chtel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cht-Suster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E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237" calcext:value-type="float">
            <text:p>72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am-Volendam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E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844" calcext:value-type="float">
            <text:p>288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l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67" calcext:value-type="float">
            <text:p>28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mne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60" calcext:value-type="float">
            <text:p>13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msmo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Eenr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83" calcext:value-type="float">
            <text:p>12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rs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93" calcext:value-type="float">
            <text:p>27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th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gmo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Egmond aan Ze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73" calcext:value-type="float">
            <text:p>20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gmond-Binn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61" calcext:value-type="float">
            <text:p>17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ber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575" calcext:value-type="float">
            <text:p>65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jgelshov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75" calcext:value-type="float">
            <text:p>28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js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41" calcext:value-type="float">
            <text:p>27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jsden-Margrat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Eindhov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3239" calcext:value-type="float">
            <text:p>832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55" calcext:value-type="float">
            <text:p>17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kerze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lemee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2" calcext:value-type="float">
            <text:p>1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lewoutsd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slo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71" calcext:value-type="float">
            <text:p>25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017" calcext:value-type="float">
            <text:p>7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48" calcext:value-type="float">
            <text:p>17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mm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2681" calcext:value-type="float">
            <text:p>326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mpel en Meer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79" calcext:value-type="float">
            <text:p>5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ge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khuiz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274" calcext:value-type="float">
            <text:p>52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che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2792" calcext:value-type="float">
            <text:p>627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p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390" calcext:value-type="float">
            <text:p>113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mel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686" calcext:value-type="float">
            <text:p>146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95" calcext:value-type="float">
            <text:p>19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sch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63" calcext:value-type="float">
            <text:p>5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st en Opijn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14" calcext:value-type="float">
            <text:p>5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tten en Leu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633" calcext:value-type="float">
            <text:p>7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tten-Leur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Everdi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10" calcext:value-type="float">
            <text:p>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02" calcext:value-type="float">
            <text:p>19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zing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35" calcext:value-type="float">
            <text:p>9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erwerder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232" calcext:value-type="float">
            <text:p>42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erwerderadie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Fijnaart en Heijni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65" calcext:value-type="float">
            <text:p>24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nsterwol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22" calcext:value-type="float">
            <text:p>15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anek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792" calcext:value-type="float">
            <text:p>47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aneker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14" calcext:value-type="float">
            <text:p>23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Friese Mer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e Fryske Marr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aaster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510" calcext:value-type="float">
            <text:p>35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aasterlân-Sleat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asselt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95" calcext:value-type="float">
            <text:p>17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ertruidenbe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31" calcext:value-type="float">
            <text:p>23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ervlie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ff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59" calcext:value-type="float">
            <text:p>14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dermal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326" calcext:value-type="float">
            <text:p>33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dro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593" calcext:value-type="float">
            <text:p>95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drop-Mierlo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el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572" calcext:value-type="float">
            <text:p>155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me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018" calcext:value-type="float">
            <text:p>60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mert-Bake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endri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403" calcext:value-type="float">
            <text:p>74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d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84" calcext:value-type="float">
            <text:p>24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emui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82" calcext:value-type="float">
            <text:p>22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ne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52" calcext:value-type="float">
            <text:p>26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ull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14" calcext:value-type="float">
            <text:p>11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3" calcext:value-type="float">
            <text:p>3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57" calcext:value-type="float">
            <text:p>1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land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ie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32" calcext:value-type="float">
            <text:p>20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tho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26" calcext:value-type="float">
            <text:p>1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lze en Rij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317" calcext:value-type="float">
            <text:p>73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ederee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93" calcext:value-type="float">
            <text:p>5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eree-Overflakke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oe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841" calcext:value-type="float">
            <text:p>78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irl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601" calcext:value-type="float">
            <text:p>4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oise Mer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oo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851" calcext:value-type="float">
            <text:p>3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rinch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812" calcext:value-type="float">
            <text:p>108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rss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877" calcext:value-type="float">
            <text:p>58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a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905" calcext:value-type="float">
            <text:p>219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era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riaa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swaar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96" calcext:value-type="float">
            <text:p>6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afstroom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raauw en Langen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36" calcext:value-type="float">
            <text:p>7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f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88" calcext:value-type="float">
            <text:p>5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ft-De Rijp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Gramsber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98" calcext:value-type="float">
            <text:p>24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th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78" calcext:value-type="float">
            <text:p>9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183" calcext:value-type="float">
            <text:p>31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Grave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86" calcext:value-type="float">
            <text:p>9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Graven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75" calcext:value-type="float">
            <text:p>26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Gravenhage (gemeente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19204" calcext:value-type="float">
            <text:p>319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Gravenmo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22" calcext:value-type="float">
            <text:p>7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Gravenpold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60" calcext:value-type="float">
            <text:p>6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Gravenzan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842" calcext:value-type="float">
            <text:p>48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evenbi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19" calcext:value-type="float">
            <text:p>12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ijpske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ijpsker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92" calcext:value-type="float">
            <text:p>3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e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enl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334" calcext:value-type="float">
            <text:p>33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esbe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244" calcext:value-type="float">
            <text:p>72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ningen (gemeente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5396" calcext:value-type="float">
            <text:p>753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nsvel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-Ammer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76" calcext:value-type="float">
            <text:p>9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ebro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67" calcext:value-type="float">
            <text:p>27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ega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024" calcext:value-type="float">
            <text:p>40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ubbenvor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73" calcext:value-type="float">
            <text:p>20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ulp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96" calcext:value-type="float">
            <text:p>19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ulpen-Wittem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aaf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55" calcext:value-type="float">
            <text:p>12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ksber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979" calcext:value-type="float">
            <text:p>69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mste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86" calcext:value-type="float">
            <text:p>8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7441" calcext:value-type="float">
            <text:p>874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merliede en Spaarnwou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89" calcext:value-type="float">
            <text:p>22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merm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151" calcext:value-type="float">
            <text:p>221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stre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81" calcext:value-type="float">
            <text:p>13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e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68" calcext:value-type="float">
            <text:p>18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gestei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lderberg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alste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96" calcext:value-type="float">
            <text:p>43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n H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177" calcext:value-type="float">
            <text:p>51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p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55" calcext:value-type="float">
            <text:p>10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enbe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787" calcext:value-type="float">
            <text:p>107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er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870" calcext:value-type="float">
            <text:p>88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inxveld-Giessen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322" calcext:value-type="float">
            <text:p>63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171" calcext:value-type="float">
            <text:p>71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enkarsp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05" calcext:value-type="float">
            <text:p>19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li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046" calcext:value-type="float">
            <text:p>60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me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21" calcext:value-type="float">
            <text:p>19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sker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558" calcext:value-type="float">
            <text:p>55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ssel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41" calcext:value-type="float">
            <text:p>1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tt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67" calcext:value-type="float">
            <text:p>36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velt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68" calcext:value-type="float">
            <text:p>22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zerswou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177" calcext:value-type="float">
            <text:p>31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d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31" calcext:value-type="float">
            <text:p>13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eel en Panh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38" calcext:value-type="float">
            <text:p>18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mske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455" calcext:value-type="float">
            <text:p>64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mste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802" calcext:value-type="float">
            <text:p>13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nvlie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37" calcext:value-type="float">
            <text:p>6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59" calcext:value-type="float">
            <text:p>43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Heer-Abtsker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Heer-Arendsker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20" calcext:value-type="float">
            <text:p>23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542" calcext:value-type="float">
            <text:p>65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Heerenho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62" calcext:value-type="float">
            <text:p>7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nv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893" calcext:value-type="float">
            <text:p>128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waar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05" calcext:value-type="float">
            <text:p>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hugowaar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288" calcext:value-type="float">
            <text:p>32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jans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66" calcext:value-type="float">
            <text:p>9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563" calcext:value-type="float">
            <text:p>365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sch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37" calcext:value-type="float">
            <text:p>28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s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47" calcext:value-type="float">
            <text:p>11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swijk-Dinther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eez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86" calcext:value-type="float">
            <text:p>25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ze-Leend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efshuiz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ei- en Boeico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10" calcext:value-type="float">
            <text:p>4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lo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518" calcext:value-type="float">
            <text:p>6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enoor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05" calcext:value-type="float">
            <text:p>11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kensz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60" calcext:value-type="float">
            <text:p>10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85" calcext:value-type="float">
            <text:p>19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keli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52" calcext:value-type="float">
            <text:p>5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kendor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01" calcext:value-type="float">
            <text:p>4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097" calcext:value-type="float">
            <text:p>50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n Held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273" calcext:value-type="float">
            <text:p>23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lendo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154" calcext:value-type="float">
            <text:p>121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levoetslui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322" calcext:value-type="float">
            <text:p>33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mo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742" calcext:value-type="float">
            <text:p>217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voi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63" calcext:value-type="float">
            <text:p>15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melumer Oldefer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83" calcext:value-type="float">
            <text:p>23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drik-Ido-Amba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110" calcext:value-type="float">
            <text:p>41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gelo (Gld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104" calcext:value-type="float">
            <text:p>31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gelo (O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1270" calcext:value-type="float">
            <text:p>312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naarder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94" calcext:value-type="float">
            <text:p>23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sbro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ki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05" calcext:value-type="float">
            <text:p>12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s-Hertogenbosch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107" calcext:value-type="float">
            <text:p>371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wen en Aerd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391" calcext:value-type="float">
            <text:p>33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wijn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75" calcext:value-type="float">
            <text:p>8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te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48" calcext:value-type="float">
            <text:p>28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kel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76" calcext:value-type="float">
            <text:p>8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m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47" calcext:value-type="float">
            <text:p>17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s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97" calcext:value-type="float">
            <text:p>18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ythuy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98" calcext:value-type="float">
            <text:p>19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lego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510" calcext:value-type="float">
            <text:p>75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varenbe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024" calcext:value-type="float">
            <text:p>30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vers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2927" calcext:value-type="float">
            <text:p>529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ndeloop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dekensker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68" calcext:value-type="float">
            <text:p>7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nkoo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nsbro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490" calcext:value-type="float">
            <text:p>104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velak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v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78" calcext:value-type="float">
            <text:p>24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f van Twent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ollands Kroo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ol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54" calcext:value-type="float">
            <text:p>2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nteniss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44" calcext:value-type="float">
            <text:p>26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fdplaa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blok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56" calcext:value-type="float">
            <text:p>4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 en Lage Mier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 en Lage Zwaluw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75" calcext:value-type="float">
            <text:p>22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loon, Hapert en Caste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37" calcext:value-type="float">
            <text:p>21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v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639" calcext:value-type="float">
            <text:p>126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zand-Sappem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778" calcext:value-type="float">
            <text:p>117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karsp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10" calcext:value-type="float">
            <text:p>15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ke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10" calcext:value-type="float">
            <text:p>2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64" calcext:value-type="float">
            <text:p>22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wou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09" calcext:value-type="float">
            <text:p>13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084" calcext:value-type="float">
            <text:p>80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rnaa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85" calcext:value-type="float">
            <text:p>14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s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04" calcext:value-type="float">
            <text:p>6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315" calcext:value-type="float">
            <text:p>63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st aan de Maas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Hou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91" calcext:value-type="float">
            <text:p>16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jber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76" calcext:value-type="float">
            <text:p>4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s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069" calcext:value-type="float">
            <text:p>40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z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716" calcext:value-type="float">
            <text:p>87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lsbe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94" calcext:value-type="float">
            <text:p>12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l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58" calcext:value-type="float">
            <text:p>27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mmelo en Kepp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82" calcext:value-type="float">
            <text:p>17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ns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52" calcext:value-type="float">
            <text:p>16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aarder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496" calcext:value-type="float">
            <text:p>3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l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56" calcext:value-type="float">
            <text:p>7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sselham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IJsselmui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027" calcext:value-type="float">
            <text:p>40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sselstei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476" calcext:value-type="float">
            <text:p>34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zendij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87" calcext:value-type="float">
            <text:p>12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pen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73" calcext:value-type="float">
            <text:p>1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tte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47" calcext:value-type="float">
            <text:p>3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abe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acobswoud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Jis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99" calcext:value-type="float">
            <text:p>3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utphaa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94" calcext:value-type="float">
            <text:p>20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ag en Braassem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Kameri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78" calcext:value-type="float">
            <text:p>1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mp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588" calcext:value-type="float">
            <text:p>135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nten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71" calcext:value-type="float">
            <text:p>9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pell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54" calcext:value-type="float">
            <text:p>21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tendij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689" calcext:value-type="float">
            <text:p>146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wou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9" calcext:value-type="float">
            <text:p>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dich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22" calcext:value-type="float">
            <text:p>5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ra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332" calcext:value-type="float">
            <text:p>243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werv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9" calcext:value-type="float">
            <text:p>3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70" calcext:value-type="float">
            <text:p>21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ss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36" calcext:value-type="float">
            <text:p>1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ste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85" calcext:value-type="float">
            <text:p>26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aaswaa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58" calcext:value-type="float">
            <text:p>11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imm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10" calcext:value-type="float">
            <text:p>14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oeting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oosterbu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74" calcext:value-type="float">
            <text:p>10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unde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91" calcext:value-type="float">
            <text:p>26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cke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26" calcext:value-type="float">
            <text:p>8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ed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34" calcext:value-type="float">
            <text:p>11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ewa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90" calcext:value-type="float">
            <text:p>11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ggen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Kollumerland en Nieuwkruis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940" calcext:value-type="float">
            <text:p>49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og aan de Zaa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40" calcext:value-type="float">
            <text:p>36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rendijk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Kortenhoef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55" calcext:value-type="float">
            <text:p>15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rtgen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95" calcext:value-type="float">
            <text:p>16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udekerk aan den Rij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67" calcext:value-type="float">
            <text:p>9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udeker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98" calcext:value-type="float">
            <text:p>14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abbendij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97" calcext:value-type="float">
            <text:p>13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impen aan de L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impen aan den IJss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926" calcext:value-type="float">
            <text:p>49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impenerwaar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Krommeni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755" calcext:value-type="float">
            <text:p>47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uini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80" calcext:value-type="float">
            <text:p>25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uinr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wad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arbeek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ander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andgraaf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andsm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bro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18" calcext:value-type="float">
            <text:p>8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 Ruige Wei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d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489" calcext:value-type="float">
            <text:p>4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ra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singer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aren (Gld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173" calcext:value-type="float">
            <text:p>31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ren (NH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100" calcext:value-type="float">
            <text:p>71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78" calcext:value-type="float">
            <text:p>43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n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47" calcext:value-type="float">
            <text:p>13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n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74" calcext:value-type="float">
            <text:p>17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bro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51" calcext:value-type="float">
            <text:p>4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749" calcext:value-type="float">
            <text:p>57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s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83" calcext:value-type="float">
            <text:p>20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uwar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2661" calcext:value-type="float">
            <text:p>426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uwarder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61" calcext:value-type="float">
            <text:p>25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9376" calcext:value-type="float">
            <text:p>493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erdor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45" calcext:value-type="float">
            <text:p>37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schen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403" calcext:value-type="float">
            <text:p>84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schendam-Voorburg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eimui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40" calcext:value-type="float">
            <text:p>14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kkerke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98" calcext:value-type="float">
            <text:p>26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lysta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emster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884" calcext:value-type="float">
            <text:p>38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uda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eus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36" calcext:value-type="float">
            <text:p>21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xmo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chtenvoor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124" calcext:value-type="float">
            <text:p>61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meer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iemp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01" calcext:value-type="float">
            <text:p>13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n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45" calcext:value-type="float">
            <text:p>23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Li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84" calcext:value-type="float">
            <text:p>25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shou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98" calcext:value-type="float">
            <text:p>18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svel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imbri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41" calcext:value-type="float">
            <text:p>1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mm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19" calcext:value-type="float">
            <text:p>16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ngewaa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ingewaar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inn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32" calcext:value-type="float">
            <text:p>13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nscho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13" calcext:value-type="float">
            <text:p>1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ss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866" calcext:value-type="float">
            <text:p>68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th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81" calcext:value-type="float">
            <text:p>20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ttenseradee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ittenseradie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Loch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031" calcext:value-type="float">
            <text:p>4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en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54" calcext:value-type="float">
            <text:p>16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enersloo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54" calcext:value-type="float">
            <text:p>3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on op Z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472" calcext:value-type="float">
            <text:p>7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osdre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319" calcext:value-type="float">
            <text:p>33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pi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67" calcext:value-type="float">
            <text:p>25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ppers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59" calcext:value-type="float">
            <text:p>17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ss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399" calcext:value-type="float">
            <text:p>83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uyksgest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70" calcext:value-type="float">
            <text:p>8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heez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42" calcext:value-type="float">
            <text:p>21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47" calcext:value-type="float">
            <text:p>17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s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829" calcext:value-type="float">
            <text:p>5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tensd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515" calcext:value-type="float">
            <text:p>35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bra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44" calcext:value-type="float">
            <text:p>25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bre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193" calcext:value-type="float">
            <text:p>31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17" calcext:value-type="float">
            <text:p>9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donk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aasdri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038" calcext:value-type="float">
            <text:p>30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gouw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aas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46" calcext:value-type="float">
            <text:p>2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slui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665" calcext:value-type="float">
            <text:p>66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tri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6554" calcext:value-type="float">
            <text:p>465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d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ade en Drimme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08" calcext:value-type="float">
            <text:p>37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gra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42" calcext:value-type="float">
            <text:p>10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iekerk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arkel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966" calcext:value-type="float">
            <text:p>29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k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92" calcext:value-type="float">
            <text:p>7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Marn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ar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08" calcext:value-type="float">
            <text:p>36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uri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73" calcext:value-type="float">
            <text:p>2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dembli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01" calcext:value-type="float">
            <text:p>23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58" calcext:value-type="float">
            <text:p>8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ke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71" calcext:value-type="float">
            <text:p>10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l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23" calcext:value-type="float">
            <text:p>16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lo-Wanssum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eers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191" calcext:value-type="float">
            <text:p>41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gen, Haren en Macha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98" calcext:value-type="float">
            <text:p>11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ij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65" calcext:value-type="float">
            <text:p>1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ck en Herkenbosch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61" calcext:value-type="float">
            <text:p>16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sker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5" calcext:value-type="float">
            <text:p>3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ssan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27" calcext:value-type="float">
            <text:p>9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naldum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224" calcext:value-type="float">
            <text:p>52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nameradie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enterwold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epp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023" calcext:value-type="float">
            <text:p>90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rkelbe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23" calcext:value-type="float">
            <text:p>7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h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54" calcext:value-type="float">
            <text:p>5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burg (Z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653" calcext:value-type="float">
            <text:p>116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harni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90" calcext:value-type="float">
            <text:p>25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i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st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61" calcext:value-type="float">
            <text:p>12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n-Delf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idden-Drenth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iddenschouw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iddenvel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idwolda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14" calcext:value-type="float">
            <text:p>21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wou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13" calcext:value-type="float">
            <text:p>5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erl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468" calcext:value-type="float">
            <text:p>44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jdre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584" calcext:value-type="float">
            <text:p>35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jnsheeren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78" calcext:value-type="float">
            <text:p>9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ll en Sint Hube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976" calcext:value-type="float">
            <text:p>39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llingen aan de Rij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erdijk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oergest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erhuiz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oerkapell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lenaarsgraaf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13" calcext:value-type="float">
            <text:p>3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lenwaar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onnicken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51" calcext:value-type="float">
            <text:p>1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st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773" calcext:value-type="float">
            <text:p>77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tfer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Montfoo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56" calcext:value-type="float">
            <text:p>13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tfo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21" calcext:value-type="float">
            <text:p>12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ok en Middelaa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32" calcext:value-type="float">
            <text:p>15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ordre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70" calcext:value-type="float">
            <text:p>17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i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97" calcext:value-type="float">
            <text:p>22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stergel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52" calcext:value-type="float">
            <text:p>13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en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80" calcext:value-type="float">
            <text:p>16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ald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472" calcext:value-type="float">
            <text:p>9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ar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948" calcext:value-type="float">
            <text:p>79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der-Betuw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ederhorst den Be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92" calcext:value-type="float">
            <text:p>15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derlek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ederwee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012" calcext:value-type="float">
            <text:p>5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122" calcext:value-type="float">
            <text:p>41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39" calcext:value-type="float">
            <text:p>13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rijn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ibbixwou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23" calcext:value-type="float">
            <text:p>9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dorp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ieuw- en Sint Joos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Beijer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17" calcext:value-type="float">
            <text:p>8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 Pekela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83" calcext:value-type="float">
            <text:p>26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 Tong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79" calcext:value-type="float">
            <text:p>1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gei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ieuwenha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101" calcext:value-type="float">
            <text:p>4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Niedor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88" calcext:value-type="float">
            <text:p>9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-Amst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305" calcext:value-type="float">
            <text:p>223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ke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33" calcext:value-type="float">
            <text:p>8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kerk aan den IJss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87" calcext:value-type="float">
            <text:p>28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schan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Ginnek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592" calcext:value-type="float">
            <text:p>35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koo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02" calcext:value-type="float">
            <text:p>27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7" calcext:value-type="float">
            <text:p>2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Lekker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39" calcext:value-type="float">
            <text:p>25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leu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66" calcext:value-type="float">
            <text:p>23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olda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31" calcext:value-type="float">
            <text:p>8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poo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42" calcext:value-type="float">
            <text:p>4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stad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71" calcext:value-type="float">
            <text:p>8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v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45" calcext:value-type="float">
            <text:p>12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vlie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Vossem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06" calcext:value-type="float">
            <text:p>8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gteve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efur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ijev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93" calcext:value-type="float">
            <text:p>7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ke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533" calcext:value-type="float">
            <text:p>75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me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6409" calcext:value-type="float">
            <text:p>664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ss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5" calcext:value-type="float">
            <text:p>2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ssewaar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istelro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82" calcext:value-type="float">
            <text:p>23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be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56" calcext:value-type="float">
            <text:p>4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-Beve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oordbro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78" calcext:value-type="float">
            <text:p>9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d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55" calcext:value-type="float">
            <text:p>15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eloo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envel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oorder-Koggen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oordgouw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18" calcext:value-type="float">
            <text:p>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Noordoostelijke Pold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980" calcext:value-type="float">
            <text:p>139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oostpolder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oordwell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881" calcext:value-type="float">
            <text:p>98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ijkerhou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941" calcext:value-type="float">
            <text:p>49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tdor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49" calcext:value-type="float">
            <text:p>16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74" calcext:value-type="float">
            <text:p>24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enen, Gerwen en Nederwet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04" calcext:value-type="float">
            <text:p>37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08" calcext:value-type="float">
            <text:p>1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mansdor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65" calcext:value-type="float">
            <text:p>2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nspeet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Nuth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966" calcext:value-type="float">
            <text:p>29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bbicht en Papenhov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37" calcext:value-type="float">
            <text:p>10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b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25" calcext:value-type="float">
            <text:p>13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d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30" calcext:value-type="float">
            <text:p>5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do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827" calcext:value-type="float">
            <text:p>58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effel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74" calcext:value-type="float">
            <text:p>8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egstgee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566" calcext:value-type="float">
            <text:p>75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hé en Laa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99" calcext:value-type="float">
            <text:p>2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rsbe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72" calcext:value-type="float">
            <text:p>1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rscho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252" calcext:value-type="float">
            <text:p>42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ster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786" calcext:value-type="float">
            <text:p>57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ambt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ldebro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167" calcext:value-type="float">
            <text:p>71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hov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98" calcext:value-type="float">
            <text:p>10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ke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33" calcext:value-type="float">
            <text:p>9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mark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70" calcext:value-type="float">
            <text:p>14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nzaa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202" calcext:value-type="float">
            <text:p>102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48" calcext:value-type="float">
            <text:p>37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st-Wijh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mm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390" calcext:value-type="float">
            <text:p>63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nderbank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nstwed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268" calcext:value-type="float">
            <text:p>112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ltgensplaa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74" calcext:value-type="float">
            <text:p>14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 Gelr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ost- en West-Sou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74" calcext:value-type="float">
            <text:p>37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-, West- en Middelbeer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77" calcext:value-type="float">
            <text:p>13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03" calcext:value-type="float">
            <text:p>21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donger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35" calcext:value-type="float">
            <text:p>37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broek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osterhesse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08" calcext:value-type="float">
            <text:p>19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hou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503" calcext:value-type="float">
            <text:p>125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41" calcext:value-type="float">
            <text:p>8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flakke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osthuiz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81" calcext:value-type="float">
            <text:p>5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kapell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13" calcext:value-type="float">
            <text:p>9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stellingwerf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205" calcext:value-type="float">
            <text:p>92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voorn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00" calcext:value-type="float">
            <text:p>24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zaa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71" calcext:value-type="float">
            <text:p>26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tmars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29" calcext:value-type="float">
            <text:p>12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enbaar Lichaam Z.IJ.P.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heme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47" calcext:value-type="float">
            <text:p>6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loo, Sint Anthonis en Ledeack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97" calcext:value-type="float">
            <text:p>26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m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52" calcext:value-type="float">
            <text:p>15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perdoe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43" calcext:value-type="float">
            <text:p>6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ster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087" calcext:value-type="float">
            <text:p>100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s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182" calcext:value-type="float">
            <text:p>151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ssendre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29" calcext:value-type="float">
            <text:p>19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erle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68" calcext:value-type="float">
            <text:p>4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ters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80" calcext:value-type="float">
            <text:p>17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to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11" calcext:value-type="float">
            <text:p>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 en Nieuw Gast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07" calcext:value-type="float">
            <text:p>3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Albla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93" calcext:value-type="float">
            <text:p>6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Beijer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38" calcext:value-type="float">
            <text:p>37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dor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74" calcext:value-type="float">
            <text:p>20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 IJsselstreek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ude Pekela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845" calcext:value-type="float">
            <text:p>38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lan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4" calcext:value-type="float">
            <text:p>3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bosch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984" calcext:value-type="float">
            <text:p>39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d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6" calcext:value-type="float">
            <text:p>2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ho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Niedor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87" calcext:value-type="float">
            <text:p>7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r-Amst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08" calcext:value-type="float">
            <text:p>37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rkerk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uderkerk aan den IJss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15" calcext:value-type="float">
            <text:p>21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Tong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21" calcext:value-type="float">
            <text:p>14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wat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14" calcext:value-type="float">
            <text:p>21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or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08" calcext:value-type="float">
            <text:p>11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Vossem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03" calcext:value-type="float">
            <text:p>11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werke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rassel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58" calcext:value-type="float">
            <text:p>13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rbetuw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Oversla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zan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76" calcext:value-type="float">
            <text:p>6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ner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82" calcext:value-type="float">
            <text:p>8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peko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1" calcext:value-type="float">
            <text:p>2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pendre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725" calcext:value-type="float">
            <text:p>47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eel en Maas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Peiz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30" calcext:value-type="float">
            <text:p>14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ekela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Philippin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05" calcext:value-type="float">
            <text:p>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ershi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jnack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006" calcext:value-type="float">
            <text:p>50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jnacker-Nootdorp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Polsbro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ortugaa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479" calcext:value-type="float">
            <text:p>44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ortvlie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62" calcext:value-type="float">
            <text:p>7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sterhol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20" calcext:value-type="float">
            <text:p>16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insenbe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44" calcext:value-type="float">
            <text:p>23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rmere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499" calcext:value-type="float">
            <text:p>54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98" calcext:value-type="float">
            <text:p>9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248" calcext:value-type="float">
            <text:p>62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rsho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26" calcext:value-type="float">
            <text:p>1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alt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772" calcext:value-type="float">
            <text:p>77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amsdon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24" calcext:value-type="float">
            <text:p>43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uwerderh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94" calcext:value-type="float">
            <text:p>12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venstei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025" calcext:value-type="float">
            <text:p>30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eu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949" calcext:value-type="float">
            <text:p>29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ider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eimerswaa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eness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57" calcext:value-type="float">
            <text:p>4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k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166" calcext:value-type="float">
            <text:p>151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swou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38" calcext:value-type="float">
            <text:p>9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tranchemen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us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37" calcext:value-type="float">
            <text:p>24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usel-De Mierd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he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237" calcext:value-type="float">
            <text:p>202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en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369" calcext:value-type="float">
            <text:p>63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oo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82" calcext:value-type="float">
            <text:p>23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dderke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116" calcext:value-type="float">
            <text:p>141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ethov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72" calcext:value-type="float">
            <text:p>5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etvel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7" calcext:value-type="float">
            <text:p>3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nevel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ijnsaterwou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85" calcext:value-type="float">
            <text:p>3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ns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284" calcext:value-type="float">
            <text:p>32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nwaard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ijnwoud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De Rij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79" calcext:value-type="float">
            <text:p>7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ber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988" calcext:value-type="float">
            <text:p>69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sen-Holt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ijswijk (NB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21" calcext:value-type="float">
            <text:p>4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wijk (ZH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190" calcext:value-type="float">
            <text:p>201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lland-Bath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53" calcext:value-type="float">
            <text:p>14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tth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ckanj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915" calcext:value-type="float">
            <text:p>39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erdal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oermo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505" calcext:value-type="float">
            <text:p>17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gg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41" calcext:value-type="float">
            <text:p>1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ggel en Neer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ol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51" calcext:value-type="float">
            <text:p>19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Ronde Ven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oosendaa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Roosendaal en Nisp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413" calcext:value-type="float">
            <text:p>194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oste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sma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523" calcext:value-type="float">
            <text:p>5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ss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51" calcext:value-type="float">
            <text:p>11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tter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9538" calcext:value-type="float">
            <text:p>3695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zen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79" calcext:value-type="float">
            <text:p>19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zendaa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61" calcext:value-type="float">
            <text:p>4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cph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910" calcext:value-type="float">
            <text:p>69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in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65" calcext:value-type="float">
            <text:p>28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inerwol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58" calcext:value-type="float">
            <text:p>1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url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15" calcext:value-type="float">
            <text:p>28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wi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s van Gen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73" calcext:value-type="float">
            <text:p>2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ssenhei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857" calcext:value-type="float">
            <text:p>48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esbe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256" calcext:value-type="float">
            <text:p>72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58" calcext:value-type="float">
            <text:p>25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17" calcext:value-type="float">
            <text:p>22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lk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82" calcext:value-type="float">
            <text:p>9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rster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cheemda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583" calcext:value-type="float">
            <text:p>35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llinkhou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lluin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mer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chermerh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69" calcext:value-type="float">
            <text:p>5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peniss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29" calcext:value-type="float">
            <text:p>6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penz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73" calcext:value-type="float">
            <text:p>18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e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0684" calcext:value-type="float">
            <text:p>406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ermonnikoo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jnd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033" calcext:value-type="float">
            <text:p>70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mme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48" calcext:value-type="float">
            <text:p>12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nn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93" calcext:value-type="float">
            <text:p>25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nvel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23" calcext:value-type="float">
            <text:p>21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plui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989" calcext:value-type="float">
            <text:p>29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dij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91" calcext:value-type="float">
            <text:p>9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ebe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249" calcext:value-type="float">
            <text:p>32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hov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114" calcext:value-type="float">
            <text:p>31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rewoer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42" calcext:value-type="float">
            <text:p>5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r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22" calcext:value-type="float">
            <text:p>1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uwen-Duive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erooskerke (Schouwen-Duivenland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rooskerke (Walcheren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12" calcext:value-type="float">
            <text:p>9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ven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68" calcext:value-type="float">
            <text:p>23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jbekarsp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12" calcext:value-type="float">
            <text:p>7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mpelvel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66" calcext:value-type="float">
            <text:p>25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Anthonis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int Geertrui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Janst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52" calcext:value-type="float">
            <text:p>21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Lauren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72" calcext:value-type="float">
            <text:p>7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Maar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27" calcext:value-type="float">
            <text:p>6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Odilienbe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27" calcext:value-type="float">
            <text:p>8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Pancra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Philips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65" calcext:value-type="float">
            <text:p>10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-Anna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55" calcext:value-type="float">
            <text:p>13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-Maartensd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78" calcext:value-type="float">
            <text:p>1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-Michielsgest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049" calcext:value-type="float">
            <text:p>40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-Oedenro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254" calcext:value-type="float">
            <text:p>52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ttar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433" calcext:value-type="float">
            <text:p>154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ttard-Gele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karsterlâ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l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290" calcext:value-type="float">
            <text:p>32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enak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9" calcext:value-type="float">
            <text:p>2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iedre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517" calcext:value-type="float">
            <text:p>85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ochte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298" calcext:value-type="float">
            <text:p>62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oten (F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uis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luis (oud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40" calcext:value-type="float">
            <text:p>13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uis-Aardenburg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mallinger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247" calcext:value-type="float">
            <text:p>132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mil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388" calcext:value-type="float">
            <text:p>33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ne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862" calcext:value-type="float">
            <text:p>108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nelrewaar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34" calcext:value-type="float">
            <text:p>3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e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782" calcext:value-type="float">
            <text:p>147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me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592" calcext:value-type="float">
            <text:p>55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mmelsd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43" calcext:value-type="float">
            <text:p>18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n en Breug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082" calcext:value-type="float">
            <text:p>30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aube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52" calcext:value-type="float">
            <text:p>10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ijkeniss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286" calcext:value-type="float">
            <text:p>32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rang-Capell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114" calcext:value-type="float">
            <text:p>31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. Anthonis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tad aan 't Haringvlie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d Del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80" calcext:value-type="float">
            <text:p>23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dskanaa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tanddaarbui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29" calcext:value-type="float">
            <text:p>1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phor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838" calcext:value-type="float">
            <text:p>48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veniss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22" calcext:value-type="float">
            <text:p>7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vo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de Broec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ted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90" calcext:value-type="float">
            <text:p>10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berg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teenbergen en Kruis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735" calcext:value-type="float">
            <text:p>57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de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07" calcext:value-type="float">
            <text:p>22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328" calcext:value-type="float">
            <text:p>53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wijker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teenwijkerwol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155" calcext:value-type="float">
            <text:p>41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in (L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151" calcext:value-type="float">
            <text:p>41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llen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88" calcext:value-type="float">
            <text:p>8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venswee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ichtse Vecht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tiphou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ol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22" calcext:value-type="float">
            <text:p>16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outen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69" calcext:value-type="float">
            <text:p>11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amproy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27" calcext:value-type="float">
            <text:p>13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eefke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87" calcext:value-type="float">
            <text:p>8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ij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604" calcext:value-type="float">
            <text:p>26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údwest-Fryslâ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Suste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05" calcext:value-type="float">
            <text:p>28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walm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29" calcext:value-type="float">
            <text:p>36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ge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493" calcext:value-type="float">
            <text:p>84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heij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98" calcext:value-type="float">
            <text:p>25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mun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84" calcext:value-type="float">
            <text:p>23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neuz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214" calcext:value-type="float">
            <text:p>82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schellin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66" calcext:value-type="float">
            <text:p>1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teri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49" calcext:value-type="float">
            <text:p>13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x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315" calcext:value-type="float">
            <text:p>53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yling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Tho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18" calcext:value-type="float">
            <text:p>17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50" calcext:value-type="float">
            <text:p>11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291" calcext:value-type="float">
            <text:p>92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nhoven (ZH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tjerkster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152" calcext:value-type="float">
            <text:p>101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l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8941" calcext:value-type="float">
            <text:p>689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bber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082" calcext:value-type="float">
            <text:p>70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dderen (Drostambt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235" calcext:value-type="float">
            <text:p>3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ll en 't Waa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wenter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Twis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ynaarlo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Tytsjerksteradie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Ubach over Worm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049" calcext:value-type="float">
            <text:p>50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bber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264" calcext:value-type="float">
            <text:p>42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698" calcext:value-type="float">
            <text:p>76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denhou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37" calcext:value-type="float">
            <text:p>27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gee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67" calcext:value-type="float">
            <text:p>27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o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915" calcext:value-type="float">
            <text:p>49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uiz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91" calcext:value-type="float">
            <text:p>23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uizermee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68" calcext:value-type="float">
            <text:p>25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lestra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03" calcext:value-type="float">
            <text:p>8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lr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77" calcext:value-type="float">
            <text:p>18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00" calcext:value-type="float">
            <text:p>28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mo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48" calcext:value-type="float">
            <text:p>17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s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34" calcext:value-type="float">
            <text:p>8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que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03" calcext:value-type="float">
            <text:p>8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tinger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04" calcext:value-type="float">
            <text:p>2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trecht (gemeente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0550" calcext:value-type="float">
            <text:p>1305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trechtse Heuvelrug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Vaal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861" calcext:value-type="float">
            <text:p>48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289" calcext:value-type="float">
            <text:p>42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burg (ZH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57" calcext:value-type="float">
            <text:p>9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burg aan de Geu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Valkenburg-Houth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088" calcext:value-type="float">
            <text:p>60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iss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Valkenswaar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647" calcext:value-type="float">
            <text:p>96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81" calcext:value-type="float">
            <text:p>6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025" calcext:value-type="float">
            <text:p>80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endaa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765" calcext:value-type="float">
            <text:p>11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r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gh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092" calcext:value-type="float">
            <text:p>70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ldhov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670" calcext:value-type="float">
            <text:p>96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ls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2299" calcext:value-type="float">
            <text:p>322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huiz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36" calcext:value-type="float">
            <text:p>18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l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016" calcext:value-type="float">
            <text:p>280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ray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475" calcext:value-type="float">
            <text:p>104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ssem, Wintelre en Knegs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98" calcext:value-type="float">
            <text:p>12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an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597" calcext:value-type="float">
            <text:p>25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erlingsbee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974" calcext:value-type="float">
            <text:p>29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erpolder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nkeveen en Waverv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56" calcext:value-type="float">
            <text:p>28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aardi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4349" calcext:value-type="float">
            <text:p>343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agtwed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005" calcext:value-type="float">
            <text:p>80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edd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67" calcext:value-type="float">
            <text:p>1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euten-De Mee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177" calcext:value-type="float">
            <text:p>41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e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jm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692" calcext:value-type="float">
            <text:p>46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ssi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7" calcext:value-type="float">
            <text:p>2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odro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64" calcext:value-type="float">
            <text:p>8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erendaa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203" calcext:value-type="float">
            <text:p>32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gelwaar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50" calcext:value-type="float">
            <text:p>16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llenhov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79" calcext:value-type="float">
            <text:p>24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431" calcext:value-type="float">
            <text:p>234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hou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81" calcext:value-type="float">
            <text:p>21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scho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265" calcext:value-type="float">
            <text:p>7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557" calcext:value-type="float">
            <text:p>95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r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097" calcext:value-type="float">
            <text:p>30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ee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ees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67" calcext:value-type="float">
            <text:p>18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ie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275" calcext:value-type="float">
            <text:p>32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iezenv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198" calcext:value-type="float">
            <text:p>61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ouwenpold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16" calcext:value-type="float">
            <text:p>5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ug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487" calcext:value-type="float">
            <text:p>114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u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956" calcext:value-type="float">
            <text:p>9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lr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693" calcext:value-type="float">
            <text:p>46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l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993" calcext:value-type="float">
            <text:p>89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n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86" calcext:value-type="float">
            <text:p>8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95" calcext:value-type="float">
            <text:p>4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ddinxv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527" calcext:value-type="float">
            <text:p>55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geni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264" calcext:value-type="float">
            <text:p>112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m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743" calcext:value-type="float">
            <text:p>37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neperve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49" calcext:value-type="float">
            <text:p>8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roij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99" calcext:value-type="float">
            <text:p>17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ss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89" calcext:value-type="float">
            <text:p>6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d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ff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26" calcext:value-type="float">
            <text:p>11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menhuiz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11" calcext:value-type="float">
            <text:p>1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mo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72" calcext:value-type="float">
            <text:p>20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nsvel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035" calcext:value-type="float">
            <text:p>30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spi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90" calcext:value-type="float">
            <text:p>17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ssenaa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586" calcext:value-type="float">
            <text:p>135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teri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944" calcext:value-type="float">
            <text:p>49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ter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aterlandkerkj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d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853" calcext:value-type="float">
            <text:p>18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rsel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031" calcext:value-type="float">
            <text:p>4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727" calcext:value-type="float">
            <text:p>137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s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539" calcext:value-type="float">
            <text:p>55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sperkarsp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46" calcext:value-type="float">
            <text:p>2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h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08" calcext:value-type="float">
            <text:p>22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melding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25" calcext:value-type="float">
            <text:p>12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ken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761" calcext:value-type="float">
            <text:p>47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khov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98" calcext:value-type="float">
            <text:p>7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vershoof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55" calcext:value-type="float">
            <text:p>21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s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69" calcext:value-type="float">
            <text:p>8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 Maas en Waa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estdonger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479" calcext:value-type="float">
            <text:p>34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dorp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47" calcext:value-type="float">
            <text:p>11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bor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178" calcext:value-type="float">
            <text:p>41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hov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59" calcext:value-type="float">
            <text:p>5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-Koggen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esterschouw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estervel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estervoo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05" calcext:value-type="float">
            <text:p>16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kapell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67" calcext:value-type="float">
            <text:p>11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estmaa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stellingwerf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053" calcext:value-type="float">
            <text:p>100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voorn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estwou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36" calcext:value-type="float">
            <text:p>7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zaa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69" calcext:value-type="float">
            <text:p>19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651" calcext:value-type="float">
            <text:p>76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127" calcext:value-type="float">
            <text:p>31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rm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985" calcext:value-type="float">
            <text:p>39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rwaar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98" calcext:value-type="float">
            <text:p>5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ch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821" calcext:value-type="float">
            <text:p>58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demer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ijdene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deworm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68" calcext:value-type="float">
            <text:p>4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h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937" calcext:value-type="float">
            <text:p>29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959" calcext:value-type="float">
            <text:p>19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 bij Duurste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89" calcext:value-type="float">
            <text:p>20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 en Aalbu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90" calcext:value-type="float">
            <text:p>14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lr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47" calcext:value-type="float">
            <text:p>14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nandsra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ngaar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dervan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992" calcext:value-type="float">
            <text:p>49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lemsta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05" calcext:value-type="float">
            <text:p>10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leskop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ni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05" calcext:value-type="float">
            <text:p>1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k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42" calcext:value-type="float">
            <text:p>10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schot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8413" calcext:value-type="float">
            <text:p>84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s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87" calcext:value-type="float">
            <text:p>14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tersw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499" calcext:value-type="float">
            <text:p>124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sch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273" calcext:value-type="float">
            <text:p>7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ssenker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01" calcext:value-type="float">
            <text:p>1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tt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905" calcext:value-type="float">
            <text:p>29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ensdre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053" calcext:value-type="float">
            <text:p>30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erd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007" calcext:value-type="float">
            <text:p>70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gn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43" calcext:value-type="float">
            <text:p>13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 Wolden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olphaartsd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69" calcext:value-type="float">
            <text:p>11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nser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126" calcext:value-type="float">
            <text:p>61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u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34" calcext:value-type="float">
            <text:p>20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m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405" calcext:value-type="float">
            <text:p>3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mer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ormerv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6578" calcext:value-type="float">
            <text:p>65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brugg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388" calcext:value-type="float">
            <text:p>13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denber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179" calcext:value-type="float">
            <text:p>21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drich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087" calcext:value-type="float">
            <text:p>10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w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026" calcext:value-type="float">
            <text:p>30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ûnseradie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Wymbritserade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477" calcext:value-type="float">
            <text:p>54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ymbritseradiel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Yersek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54" calcext:value-type="float">
            <text:p>24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msla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532" calcext:value-type="float">
            <text:p>15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n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994" calcext:value-type="float">
            <text:p>249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ndijk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417" calcext:value-type="float">
            <text:p>24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nsta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Zaltbomme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988" calcext:value-type="float">
            <text:p>29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't Zand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54" calcext:value-type="float">
            <text:p>14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ndvoo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610" calcext:value-type="float">
            <text:p>7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derik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Zee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48" calcext:value-type="float">
            <text:p>20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evang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Zeewold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Zegvel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23" calcext:value-type="float">
            <text:p>7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is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7695" calcext:value-type="float">
            <text:p>276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lhe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031" calcext:value-type="float">
            <text:p>4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aa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525" calcext:value-type="float">
            <text:p>55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berg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832" calcext:value-type="float">
            <text:p>48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hov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702" calcext:value-type="float">
            <text:p>7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huiz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61" calcext:value-type="float">
            <text:p>17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huizen-Moerkapelle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Zierikze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583" calcext:value-type="float">
            <text:p>35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ijp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045" calcext:value-type="float">
            <text:p>30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l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682" calcext:value-type="float">
            <text:p>16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terme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486" calcext:value-type="float">
            <text:p>44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terwou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190" calcext:value-type="float">
            <text:p>31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nnemair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utelan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- en Noord-Schermer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-Beijer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46" calcext:value-type="float">
            <text:p>12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broek (Gr.)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95" calcext:value-type="float">
            <text:p>12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dorp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11" calcext:value-type="float">
            <text:p>4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hor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land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58" calcext:value-type="float">
            <text:p>11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lar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671" calcext:value-type="float">
            <text:p>36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plas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Zuidwol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402" calcext:value-type="float">
            <text:p>34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zand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nder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5213" calcext:value-type="float">
            <text:p>5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tphen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958" calcext:value-type="float">
            <text:p>129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ag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231" calcext:value-type="float">
            <text:p>12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mmerdam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465" calcext:value-type="float">
            <text:p>14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rtewaal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302" calcext:value-type="float">
            <text:p>3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rtewaterland</text:p>
          </table:table-cell>
          <table:table-cell table:style-name="ce8" office:value-type="string" calcext:value-type="string">
            <text:p>Vrouwe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Zwartsluis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776" calcext:value-type="float">
            <text:p>17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eeloo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68" calcext:value-type="float">
            <text:p>11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ijndrecht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11035" calcext:value-type="float">
            <text:p>110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olle</text:p>
          </table:table-cell>
          <table:table-cell table:style-name="ce8" office:value-type="string" calcext:value-type="string">
            <text:p>Vrouwen</text:p>
          </table:table-cell>
          <table:table-cell table:style-name="ce11" office:value-type="float" office:value="28784" calcext:value-type="float">
            <text:p>2878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Zwollerkers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82" calcext:value-type="float">
            <text:p>5782</text:p>
          </table:table-cell>
          <table:table-cell table:number-columns-repeated="1021"/>
        </table:table-row>
        <table:table-row table:style-name="ro1" table:number-rows-repeated="10462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7P0"/>
    </number:currency-style>
    <number:number-style style:name="N138P0" style:volatile="true">
      <number:text>€ </number:text>
      <number:number number:decimal-places="0" number:min-integer-digits="1" number:grouping="true"/>
    </number:number-style>
    <number:number-style style:name="N138">
      <number:text>€ </number:text>
      <number:number number:decimal-places="0" number:min-integer-digits="1" number:grouping="true"/>
      <number:text>-</number:text>
      <style:map style:condition="value()&gt;=0" style:apply-style-name="N138P0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2" number:min-integer-digits="1" number:grouping="true"/>
    </number:number-style>
    <number:number-style style:name="N140">
      <number:text>€ </number:text>
      <number:number number:decimal-places="2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</number:number-style>
    <number:number-style style:name="N142P1" style:volatile="true">
      <number:number number:decimal-places="0" number:min-integer-digits="1" number:grouping="true"/>
      <number:text>-</number:text>
    </number:number-style>
    <number:number-style style:name="N142P2" style:volatile="true">
      <number:text>- </number:text>
    </number:number-style>
    <number:text-style style:name="N142"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€ </number:text>
      <number:number number:decimal-places="0" number:min-integer-digits="1" number:grouping="true"/>
    </number:number-style>
    <number:number-style style:name="N143P1" style:volatile="true">
      <number:text> € </number:text>
      <number:number number:decimal-places="0" number:min-integer-digits="1" number:grouping="true"/>
      <number:text>-</number:text>
    </number:number-style>
    <number:number-style style:name="N143P2" style:volatile="true">
      <number:text> € - </number:text>
    </number:number-style>
    <number:text-style style:name="N143"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2" number:min-integer-digits="1" number:grouping="true"/>
    </number:number-style>
    <number:number-style style:name="N144P1" style:volatile="true">
      <number:number number:decimal-places="2" number:min-integer-digits="1" number:grouping="true"/>
      <number:text>-</number:text>
    </number:number-style>
    <number:number-style style:name="N144P2" style:volatile="true">
      <number:text>-</number:text>
      <number:number number:decimal-places="0" number:min-integer-digits="0"/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</number:text>
      <number:number number:decimal-places="2" number:min-integer-digits="1" number:grouping="true"/>
      <number:text>-</number:text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$</number:text>
      <number:number number:decimal-places="0" number:min-integer-digits="1" number:grouping="true"/>
    </number:number-style>
    <number:number-style style:name="N146"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number:min-integer-digits="1" number:grouping="true"/>
    </number:number-style>
    <number:number-style style:name="N14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 $</number:text>
      <number:number number:decimal-places="0" number:min-integer-digits="1" number:grouping="true"/>
    </number:number-style>
    <number:number-style style:name="N150P1" style:volatile="true">
      <number:text> $(</number:text>
      <number:number number: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0" number:min-integer-digits="1" number:grouping="true"/>
    </number:number-style>
    <number:number-style style:name="N151P1" style:volatile="true">
      <number:text>(</number:text>
      <number:number number:decimal-places="0" number:min-integer-digits="1" number:grouping="true"/>
      <number:text>)</number:text>
    </number:number-style>
    <number:number-style style:name="N151P2" style:volatile="true">
      <number:text>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$</number:text>
      <number:number number:decimal-places="2" number:min-integer-digits="1" number:grouping="true"/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2" number:min-integer-digits="1" number:grouping="true"/>
    </number:number-style>
    <number:number-style style:name="N153P1" style:volatile="true">
      <number:text>(</number:text>
      <number:number number: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integer-digits="0"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fl </number:text>
      <number:number number:decimal-places="0" number:min-integer-digits="1" number:grouping="true"/>
    </number:number-style>
    <number:number-style style:name="N154">
      <number:text>fl </number:text>
      <number:number number:decimal-places="0" number:min-integer-digits="1" number:grouping="true"/>
      <number:text>-</number:text>
      <style:map style:condition="value()&gt;=0" style:apply-style-name="N154P0"/>
    </number:number-style>
    <number:number-style style:name="N155P0" style:volatile="true">
      <number:text>fl </number:text>
      <number:number number:decimal-places="0" number:min-integer-digits="1" number:grouping="true"/>
    </number:number-style>
    <number:number-style style:name="N15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57P0" style:volatile="true">
      <number:text>fl </number:text>
      <number:number number:decimal-places="2" number:min-integer-digits="1" number:grouping="true"/>
    </number:number-style>
    <number:number-style style:name="N15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7P0"/>
    </number:number-style>
    <number:number-style style:name="N158P0" style:volatile="true">
      <number:text> fl </number:text>
      <number:number number:decimal-places="0" number:min-integer-digits="1" number:grouping="true"/>
    </number:number-style>
    <number:number-style style:name="N158P1" style:volatile="true">
      <number:text> fl </number:text>
      <number:number number:decimal-places="0" number:min-integer-digits="1" number:grouping="true"/>
      <number:text>-</number:text>
    </number:number-style>
    <number:number-style style:name="N158P2" style:volatile="true">
      <number:text> fl - </number:text>
    </number:number-style>
    <number:text-style style:name="N158">
      <number:text-conten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fl </number:text>
      <number:number number:decimal-places="2" number:min-integer-digits="1" number:grouping="true"/>
    </number:number-style>
    <number:number-style style:name="N159P1" style:volatile="true">
      <number:text> fl </number:text>
      <number:number number:decimal-places="2" number:min-integer-digits="1" number:grouping="true"/>
      <number:text>-</number:text>
    </number:number-style>
    <number:number-style style:name="N159P2" style:volatile="true">
      <number:text> fl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3P0" style:volatile="true">
      <number:currency-symbol number:language="en" number:country="GB">€</number:currency-symbol>
      <number:number number:decimal-places="2" number:min-integer-digits="1" number:grouping="true"/>
    </number:currency-style>
    <number:currency-style style:name="N163">
      <style:text-properties fo:color="#ff0000"/>
      <number:text>(</number:text>
      <number:currency-symbol number:language="en" number:country="GB">€</number:currency-symbol>
      <number:number number:decimal-places="2" number:min-integer-digits="1" number:grouping="true"/>
      <number:text>)</number:text>
      <style:map style:condition="value()&gt;=0" style:apply-style-name="N163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L_20_RowHeader" style:display-name="TL RowHeader" style:family="table-cell" style:parent-style-name="TabLinker">
      <style:table-cell-properties fo:background-color="#fae600"/>
    </style:style>
    <style:style style:name="TabLinker" style:family="table-cell" style:parent-style-name="Default"/>
    <style:style style:name="TL_20_RowProperty" style:display-name="TL RowProperty" style:family="table-cell" style:parent-style-name="TabLinker">
      <style:table-cell-properties fo:background-color="#fa6900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Data" style:display-name="TL Data" style:family="table-cell" style:parent-style-name="TabLinker">
      <style:table-cell-properties fo:background-color="#c8c8a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8:38:40.8439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kan Ashkpour</meta:initial-creator>
    <meta:creation-date>2017-12-07T12:17:16</meta:creation-date>
    <dc:date>2017-12-07T19:02:02.375963000</dc:date>
    <meta:generator>LibreOffice/4.4.0.3$MacOSX_X86_64 LibreOffice_project/de093506bcdc5fafd9023ee680b8c60e3e0645d7</meta:generator>
    <meta:editing-duration>PT25M4S</meta:editing-duration>
    <meta:editing-cycles>3</meta:editing-cycles>
    <meta:document-statistic meta:table-count="1" meta:cell-count="6654" meta:object-count="0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